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00000021C7B21417A.png"/>
  <manifest:file-entry manifest:media-type="" manifest:full-path="Pictures/2000001B00002B19000005FFAA91FB43.wmf"/>
  <manifest:file-entry manifest:media-type="image/png" manifest:full-path="Pictures/10000201000000580000001F516347EA.png"/>
  <manifest:file-entry manifest:media-type="" manifest:full-path="Pictures/2000000D00000408000005FFADD822A1.wm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true" presentation:display-date-time="true"/>
    </style:style>
    <style:style style:name="gr1" style:family="graphic">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2" style:family="graphic">
      <style:graphic-properties draw:stroke="solid" svg:stroke-width="0.026cm" svg:stroke-color="#000000" draw:stroke-linejoin="miter" draw:fill="solid" draw:fill-color="#008080" draw:textarea-horizontal-align="left" draw:textarea-vertical-align="middle" draw:auto-grow-height="false" fo:padding-top="0.13cm" fo:padding-bottom="0.13cm" fo:padding-left="0.25cm" fo:padding-right="0.25cm" fo:wrap-option="no-wrap" draw:shadow="hidden"/>
    </style:style>
    <style:style style:name="gr3" style:family="graphic">
      <style:graphic-properties draw:stroke="solid" svg:stroke-width="0.026cm" svg:stroke-color="#000000" draw:stroke-linejoin="round" draw:fill="solid" draw:fill-color="#ffffff" draw:textarea-horizontal-align="left" draw:textarea-vertical-align="middle" draw:auto-grow-height="false" fo:padding-top="0.13cm" fo:padding-bottom="0.13cm" fo:padding-left="0.25cm" fo:padding-right="0.25cm" fo:wrap-option="no-wrap" draw:shadow="hidden"/>
    </style:style>
    <style:style style:name="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5" style:family="graphic">
      <style:graphic-properties draw:stroke="none" draw:fill="none" draw:fill-color="#ffffff" draw:textarea-horizontal-align="justify" draw:textarea-vertical-align="top" draw:auto-grow-height="false" fo:padding-top="0.125cm" fo:padding-bottom="0.125cm" fo:padding-left="0.25cm" fo:padding-right="0.25cm" fo:wrap-option="wrap" draw:shadow="hidden"/>
    </style:style>
    <style:style style:name="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pr1" style:family="presentation" style:parent-style-name="Title1-title">
      <style:graphic-properties draw:stroke="none" draw:fill="none" draw:fill-color="#ffffff" draw:textarea-horizontal-align="justify" draw:textarea-vertical-align="top" draw:auto-grow-height="true" draw:auto-grow-width="false" fo:min-height="5.477cm" fo:min-width="0cm" fo:padding-top="0.168cm" fo:padding-bottom="0cm" fo:padding-left="0cm" fo:padding-right="0cm" fo:wrap-option="wrap" draw:shadow="hidden" draw:shadow-color="#808080"/>
    </style:style>
    <style:style style:name="pr2" style:family="presentation" style:parent-style-name="Title1-subtitle">
      <style:graphic-properties draw:stroke="none" draw:fill="none" draw:fill-color="#ffffff" draw:textarea-horizontal-align="justify" draw:textarea-vertical-align="top" draw:auto-grow-height="true" draw:auto-grow-width="false" fo:min-height="5.295cm" fo:min-width="0cm" fo:padding-top="0.112cm" fo:padding-bottom="0cm" fo:padding-left="0cm" fo:padding-right="0cm" fo:wrap-option="wrap" draw:shadow="hidden" draw:shadow-color="#808080"/>
    </style:style>
    <style:style style:name="pr3" style:family="presentation" style:parent-style-name="Title1-notes">
      <style:graphic-properties draw:stroke="none" draw:fill="none" draw:fill-color="#ffffff" draw:auto-grow-height="true" fo:min-height="11.423cm" draw:shadow="hidden"/>
    </style:style>
    <style:style style:name="pr4" style:family="presentation" style:parent-style-name="Default-title">
      <style:graphic-properties draw:stroke="none" draw:fill="none" draw:fill-color="#ffffff" draw:textarea-horizontal-align="justify" draw:textarea-vertical-align="middle" draw:auto-grow-height="true" draw:auto-grow-width="false" fo:min-height="3.953cm" fo:min-width="0cm" fo:padding-top="0.141cm" fo:padding-bottom="0.141cm" fo:padding-left="0.282cm" fo:padding-right="0.282cm" fo:wrap-option="wrap" draw:shadow="hidden" draw:shadow-color="#808080"/>
    </style:style>
    <style:style style:name="pr5" style:family="presentation" style:parent-style-name="Default-outline1">
      <style:graphic-properties draw:stroke="none" draw:fill="none" draw:fill-color="#ffffff" draw:textarea-horizontal-align="justify" draw:textarea-vertical-align="top" draw:auto-grow-height="true" draw:auto-grow-width="false" fo:min-height="12.424cm" fo:min-width="0cm" fo:padding-top="0.141cm" fo:padding-bottom="0.141cm" fo:padding-left="0.282cm" fo:padding-right="0.282cm" fo:wrap-option="wrap" draw:shadow="hidden" draw:shadow-color="#808080"/>
    </style:style>
    <style:style style:name="pr6" style:family="presentation" style:parent-style-name="Default-notes">
      <style:graphic-properties draw:stroke="none" draw:fill="none" draw:fill-color="#ffffff" draw:textarea-horizontal-align="justify" draw:textarea-vertical-align="top" draw:auto-grow-height="true" draw:auto-grow-width="false" fo:min-height="11.427cm" fo:min-width="0cm" fo:padding-top="0cm" fo:padding-bottom="0cm" fo:padding-left="0cm" fo:padding-right="0cm" fo:wrap-option="wrap" draw:shadow="hidden"/>
    </style:style>
    <style:style style:name="pr7" style:family="presentation" style:parent-style-name="Default-title">
      <style:graphic-properties draw:stroke="none" draw:fill="none" draw:fill-color="#ffffff" draw:textarea-horizontal-align="justify" draw:textarea-vertical-align="middle" draw:auto-grow-height="true" draw:auto-grow-width="false" fo:min-height="3.88cm" fo:min-width="0cm" fo:padding-top="0.077cm" fo:padding-bottom="0cm" fo:padding-left="0cm" fo:padding-right="0cm" fo:wrap-option="wrap" draw:shadow="hidden" draw:shadow-color="#808080"/>
    </style:style>
    <style:style style:name="pr8" style:family="presentation" style:parent-style-name="Default-outline1">
      <style:graphic-properties draw:stroke="none" draw:fill="none" draw:fill-color="#ffffff" draw:textarea-horizontal-align="justify" draw:textarea-vertical-align="top" draw:auto-grow-height="true" draw:auto-grow-width="false" fo:min-height="12.394cm" fo:min-width="0cm" fo:padding-top="0.056cm" fo:padding-bottom="0cm" fo:padding-left="0cm" fo:padding-right="0cm" fo:wrap-option="wrap" draw:shadow="hidden" draw:shadow-color="#808080"/>
    </style:style>
    <style:style style:name="pr9" style:family="presentation" style:parent-style-name="Default-notes">
      <style:graphic-properties draw:stroke="none" draw:fill="none" draw:fill-color="#ffffff" draw:auto-grow-height="true" fo:min-height="11.423cm" draw:shadow="hidden"/>
    </style:style>
    <style:style style:name="pr10" style:family="presentation" style:parent-style-name="Default-notes">
      <style:graphic-properties draw:stroke="none" draw:fill="none" draw:fill-color="#ffffff" draw:textarea-horizontal-align="justify" draw:textarea-vertical-align="middle" draw:auto-grow-height="true" draw:auto-grow-width="false" fo:min-height="10.92cm" fo:min-width="0cm" fo:padding-top="0.13cm" fo:padding-bottom="0.13cm" fo:padding-left="0.25cm" fo:padding-right="0.25cm" fo:wrap-option="wrap" draw:shadow="hidden"/>
    </style:style>
    <style:style style:name="pr11" style:family="presentation" style:parent-style-name="Title1-title">
      <style:graphic-properties draw:stroke="none" draw:fill="none" draw:fill-color="#ffffff" draw:textarea-horizontal-align="justify" draw:textarea-vertical-align="top" draw:auto-grow-height="true" draw:auto-grow-width="false" fo:min-height="5.491cm" fo:min-width="0cm" fo:padding-top="0.154cm" fo:padding-bottom="0cm" fo:padding-left="0cm" fo:padding-right="0cm" fo:wrap-option="wrap" draw:shadow="hidden" draw:shadow-color="#808080"/>
    </style:style>
    <style:style style:name="pr12" style:family="presentation" style:parent-style-name="Title1-subtitle">
      <style:graphic-properties draw:stroke="none" draw:fill="none" draw:fill-color="#ffffff" fo:min-height="5.409cm" draw:shadow="hidden" draw:shadow-color="#808080"/>
    </style:style>
    <style:style style:name="pr13" style:family="presentation" style:parent-style-name="Title1-notes">
      <style:graphic-properties draw:stroke="none" draw:fill="none" draw:fill-color="#ffffff" draw:textarea-horizontal-align="justify" draw:textarea-vertical-align="middle" draw:auto-grow-height="true" draw:auto-grow-width="false" fo:min-height="11.171cm" fo:min-width="0cm" fo:padding-top="0.13cm" fo:padding-bottom="0.13cm" fo:padding-left="0.25cm" fo:padding-right="0.25cm" fo:wrap-option="wrap" draw:shadow="hidden"/>
    </style:style>
    <style:style style:name="pr14" style:family="presentation" style:parent-style-name="Title1-notes">
      <style:graphic-properties draw:stroke="none" draw:fill="none" draw:fill-color="#ffffff" draw:textarea-horizontal-align="center" draw:textarea-vertical-align="middle" draw:auto-grow-height="true" draw:auto-grow-width="false" fo:min-height="11.171cm" fo:min-width="0cm" fo:padding-top="0.13cm" fo:padding-bottom="0.13cm" fo:padding-left="0.25cm" fo:padding-right="0.25cm" fo:wrap-option="wrap" draw:shadow="hidden"/>
    </style:style>
    <style:style style:name="pr15" style:family="presentation" style:parent-style-name="Title1-title">
      <style:graphic-properties draw:stroke="none" draw:fill="none" draw:fill-color="#ffffff" draw:textarea-horizontal-align="justify" draw:textarea-vertical-align="top" draw:auto-grow-height="true" draw:auto-grow-width="false" fo:min-height="1.582cm" fo:min-width="0cm" fo:padding-top="0.112cm" fo:padding-bottom="0cm" fo:padding-left="0cm" fo:padding-right="0cm" fo:wrap-option="wrap" draw:shadow="hidden" draw:shadow-color="#808080"/>
    </style:style>
    <style:style style:name="pr16" style:family="presentation" style:parent-style-name="Title1-title">
      <style:graphic-properties draw:stroke="none" draw:fill="none" draw:fill-color="#ffffff" draw:textarea-horizontal-align="justify" draw:textarea-vertical-align="middle" draw:auto-grow-height="true" draw:auto-grow-width="false" fo:min-height="4.323cm" fo:min-width="0cm" fo:padding-top="0.141cm" fo:padding-bottom="0.141cm" fo:padding-left="0.282cm" fo:padding-right="0.282cm" fo:wrap-option="wrap" draw:shadow="hidden" draw:shadow-color="#808080"/>
    </style:style>
    <style:style style:name="pr17" style:family="presentation" style:parent-style-name="Title1-outline1">
      <style:graphic-properties draw:stroke="none" draw:fill="none" draw:fill-color="#ffffff" draw:textarea-horizontal-align="justify" draw:textarea-vertical-align="top" draw:auto-grow-height="true" draw:auto-grow-width="false" fo:min-height="13.911cm" fo:min-width="0cm" fo:padding-top="0.056cm" fo:padding-bottom="0cm" fo:padding-left="0cm" fo:padding-right="0cm" fo:wrap-option="wrap" draw:shadow="hidden" draw:shadow-color="#808080"/>
    </style:style>
    <style:style style:name="pr18" style:family="presentation" style:parent-style-name="Title1-notes">
      <style:graphic-properties draw:stroke="none" draw:fill="none" draw:fill-color="#ffffff" draw:auto-grow-height="true" fo:min-height="11.423cm" draw:shadow="hidden" draw:shadow-color="#808080"/>
    </style:style>
    <style:style style:name="pr19" style:family="presentation" style:parent-style-name="Default-title">
      <style:graphic-properties draw:stroke="none" draw:fill="none" draw:fill-color="#ffffff" draw:textarea-horizontal-align="justify" draw:textarea-vertical-align="top" draw:auto-grow-height="true" draw:auto-grow-width="false" fo:min-height="3.202cm" fo:min-width="0cm" fo:padding-top="0.15cm" fo:padding-bottom="0cm" fo:padding-left="0cm" fo:padding-right="0cm" fo:wrap-option="wrap" draw:shadow="hidden" draw:shadow-color="#808080"/>
    </style:style>
    <style:style style:name="pr20" style:family="presentation" style:parent-style-name="Default-outline1">
      <style:graphic-properties draw:stroke="none" draw:fill="none" draw:fill-color="#ffffff" draw:textarea-horizontal-align="justify" draw:textarea-vertical-align="top" draw:auto-grow-height="true" draw:auto-grow-width="false" fo:min-height="15.146cm" fo:min-width="0cm" fo:padding-top="0.095cm" fo:padding-bottom="0cm" fo:padding-left="0cm" fo:padding-right="0cm" fo:wrap-option="wrap" draw:shadow="hidden" draw:shadow-color="#808080"/>
    </style:style>
    <style:style style:name="pr21" style:family="presentation" style:parent-style-name="Default-title">
      <style:graphic-properties draw:stroke="none" draw:fill="none" draw:fill-color="#ffffff" draw:textarea-horizontal-align="justify" draw:textarea-vertical-align="top" draw:auto-grow-height="true" draw:auto-grow-width="false" fo:min-height="2.391cm" fo:min-width="0cm" fo:padding-top="0.15cm" fo:padding-bottom="0cm" fo:padding-left="0cm" fo:padding-right="0cm" fo:wrap-option="wrap" draw:shadow="hidden" draw:shadow-color="#808080"/>
    </style:style>
    <style:style style:name="P1" style:family="paragraph">
      <style:paragraph-properties fo:margin-left="0cm" fo:margin-right="0cm" fo:line-height="90%" fo:text-indent="0cm"/>
    </style:style>
    <style:style style:name="P2" style:family="paragraph">
      <style:paragraph-properties style:writing-mode="lr-tb"/>
    </style:style>
    <style:style style:name="P3" style:family="paragraph">
      <style:paragraph-properties fo:margin-left="0cm" fo:margin-right="0cm" fo:margin-top="0cm" fo:margin-bottom="0cm" fo:line-height="90%" fo:text-indent="0cm"/>
    </style:style>
    <style:style style:name="P4" style:family="paragraph">
      <style:paragraph-properties fo:margin-left="0cm" fo:margin-right="0cm" fo:text-indent="0cm"/>
    </style:style>
    <style:style style:name="P5" style:family="paragraph">
      <style:paragraph-properties fo:margin-left="0cm" fo:margin-right="0cm" fo:margin-top="0.317cm" fo:margin-bottom="0cm" fo:text-indent="0cm"/>
    </style:style>
    <style:style style:name="P6" style:family="paragraph">
      <style:paragraph-properties fo:margin-left="0cm" fo:margin-right="0cm" fo:margin-top="0.158cm" fo:margin-bottom="0cm" fo:text-indent="0cm" style:punctuation-wrap="hanging" style:line-break="strict"/>
    </style:style>
    <style:style style:name="P7" style:family="paragraph">
      <style:paragraph-properties fo:margin-left="0cm" fo:margin-right="0cm" fo:margin-top="0cm" fo:margin-bottom="0cm" fo:line-height="90%" fo:text-indent="0cm" style:punctuation-wrap="hanging" style:line-break="strict"/>
    </style:style>
    <style:style style:name="P8" style:family="paragraph">
      <style:paragraph-properties fo:margin-left="0cm" fo:margin-right="0cm" fo:margin-top="0.273cm" fo:margin-bottom="0cm" fo:text-indent="0cm"/>
    </style:style>
    <style:style style:name="P9" style:family="paragraph">
      <style:paragraph-properties fo:text-align="center" style:writing-mode="lr-tb"/>
      <style:text-properties fo:font-size="24pt"/>
    </style:style>
    <style:style style:name="P10" style:family="paragraph">
      <style:paragraph-properties fo:margin-left="0cm" fo:margin-right="0cm" fo:line-height="90%" fo:text-align="start" fo:text-indent="0cm"/>
    </style:style>
    <style:style style:name="P11" style:family="paragraph">
      <style:paragraph-properties fo:margin-left="1.053cm" fo:margin-right="0cm" fo:margin-top="0cm" fo:margin-bottom="0cm" fo:line-height="90%" fo:text-indent="-1.053cm"/>
    </style:style>
    <style:style style:name="P12" style:family="paragraph">
      <style:paragraph-properties fo:margin-left="0.952cm" fo:margin-right="0cm" fo:margin-top="0cm" fo:margin-bottom="0cm" fo:line-height="150%" fo:text-indent="-0.952cm"/>
    </style:style>
    <style:style style:name="P13" style:family="paragraph">
      <style:paragraph-properties fo:margin-left="0.952cm" fo:margin-right="0cm" fo:margin-top="0cm" fo:margin-bottom="0cm" fo:line-height="200%" fo:text-indent="-0.952cm"/>
    </style:style>
    <style:style style:name="T1" style:family="text">
      <style:text-properties fo:color="#ffffff" fo:font-family="Georgia" style:font-family-generic="roman" style:font-pitch="variable" fo:font-size="55pt" fo:language="en" fo:country="US" style:font-size-asian="55pt" style:font-size-complex="55pt"/>
    </style:style>
    <style:style style:name="T2" style:family="text">
      <style:text-properties fo:color="#ffffff" fo:font-family="Georgia" style:font-family-generic="roman" style:font-pitch="variable" fo:font-size="32pt" fo:language="en" fo:country="US" style:font-size-asian="32pt" style:font-size-complex="32pt"/>
    </style:style>
    <style:style style:name="T3" style:family="text">
      <style:text-properties fo:font-family="Georgia" style:font-family-generic="roman" style:font-pitch="variable" fo:language="en" fo:country="US"/>
    </style:style>
    <style:style style:name="T4" style:family="text">
      <style:text-properties fo:language="en" fo:country="GB"/>
    </style:style>
    <style:style style:name="T5" style:family="text">
      <style:text-properties fo:language="en" fo:country="GB" style:font-family-asian="Arial" style:font-pitch-asian="variable" style:font-family-complex="Arial" style:font-pitch-complex="variable"/>
    </style:style>
    <style:style style:name="T6" style:family="text">
      <style:text-properties fo:language="en" fo:country="US"/>
    </style:style>
    <style:style style:name="T7" style:family="text">
      <style:text-properties fo:language="en" fo:country="US" style:font-family-asian="Arial" style:font-pitch-asian="variable" style:font-family-complex="Arial" style:font-pitch-complex="variable"/>
    </style:style>
    <style:style style:name="T8" style:family="text">
      <style:text-properties fo:color="#ccff33" fo:language="en" fo:country="US"/>
    </style:style>
    <style:style style:name="T9" style:family="text">
      <style:text-properties fo:color="#ccff33" fo:font-family="'Arial Unicode MS'" style:font-pitch="variable" fo:language="en" fo:country="US"/>
    </style:style>
    <style:style style:name="T10" style:family="text">
      <style:text-properties fo:color="#000000" fo:language="en" fo:country="US" style:font-family-asian="Arial" style:font-pitch-asian="variable" style:font-family-complex="Arial" style:font-pitch-complex="variable"/>
    </style:style>
    <style:style style:name="T11" style:family="text">
      <style:text-properties fo:color="#000000" fo:font-family="'Arial Unicode MS'" style:font-pitch="variable" fo:language="en" fo:country="US" style:font-family-asian="Arial" style:font-pitch-asian="variable" style:font-family-complex="Arial" style:font-pitch-complex="variable"/>
    </style:style>
    <style:style style:name="T12" style:family="text">
      <style:text-properties fo:color="#000000" fo:language="en" fo:country="GB" style:font-family-asian="Arial" style:font-pitch-asian="variable" style:font-family-complex="Arial" style:font-pitch-complex="variable"/>
    </style:style>
    <style:style style:name="T13" style:family="text">
      <style:text-properties fo:color="#000000" fo:language="en" fo:country="US" fo:font-style="italic" style:font-family-asian="Arial" style:font-pitch-asian="variable" style:font-style-asian="italic" style:font-family-complex="Arial" style:font-pitch-complex="variable" style:font-style-complex="italic"/>
    </style:style>
    <style:style style:name="T14" style:family="text">
      <style:text-properties fo:color="#ffffff" fo:font-family="Georgia" style:font-family-generic="roman" style:font-pitch="variable" fo:font-size="37pt" fo:language="en" fo:country="US" style:font-size-asian="37pt" style:font-size-complex="37pt"/>
    </style:style>
    <style:style style:name="T15" style:family="text">
      <style:text-properties fo:color="#ffffff" fo:language="en" fo:country="US" fo:font-weight="bold" style:font-weight-asian="bold" style:font-weight-complex="bold"/>
    </style:style>
    <style:style style:name="T16" style:family="text">
      <style:text-properties fo:color="#ffffff" fo:font-family="Georgia" style:font-family-generic="roman" style:font-pitch="variable" fo:font-size="48pt" fo:language="en" fo:country="US" style:font-size-asian="48pt" style:font-size-complex="48pt"/>
    </style:style>
    <style:style style:name="T17" style:family="text">
      <style:text-properties fo:font-family="Georgia" style:font-family-generic="roman" style:font-pitch="variable" fo:font-size="40pt" fo:language="en" fo:country="GB" style:font-size-asian="40pt" style:font-size-complex="40pt"/>
    </style:style>
    <style:style style:name="T18" style:family="text">
      <style:text-properties fo:font-size="32pt" fo:language="en" fo:country="US" style:font-size-asian="32pt" style:font-size-complex="32pt"/>
    </style:style>
    <style:style style:name="T19" style:family="text">
      <style:text-properties fo:color="#4d626c" fo:font-family="Georgia" style:font-family-generic="roman" style:font-pitch="variable" fo:font-size="27pt" fo:language="en" fo:country="US" style:font-size-asian="27pt" style:font-size-complex="27pt"/>
    </style:style>
    <style:style style:name="T20" style:family="text">
      <style:text-properties fo:language="en" fo:country="US" fo:font-weight="bold" style:font-weight-asian="bold" style:font-weight-complex="bold"/>
    </style:style>
    <style:style style:name="T21" style:family="text">
      <style:text-properties fo:language="en" fo:country="US" fo:font-style="italic" style:font-style-asian="italic" style:font-style-complex="italic"/>
    </style:style>
    <style:style style:name="T22" style:family="text">
      <style:text-properties fo:color="#ffffff" fo:font-family="Georgia" style:font-family-generic="roman" style:font-pitch="variable" fo:font-size="48pt" style:font-size-asian="48pt" style:font-size-complex="48pt"/>
    </style:style>
    <style:style style:name="T23" style:family="text">
      <style:text-properties fo:font-family="Georgia" style:font-family-generic="roman" style:font-pitch="variable" fo:font-size="30pt" fo:language="en" fo:country="GB" style:font-size-asian="30pt" style:font-size-complex="30pt"/>
    </style:style>
    <style:style style:name="T24" style:family="text">
      <style:text-properties fo:font-family="Georgia" style:font-family-generic="roman" style:font-pitch="variable" fo:font-size="30pt" fo:language="en" fo:country="US" style:font-size-asian="30pt" style:font-size-complex="30pt"/>
    </style:style>
    <style:style style:name="T25" style:family="text">
      <style:text-properties fo:font-size="14pt" fo:language="en" fo:country="GB" style:font-size-asian="14pt" style:font-size-complex="14pt"/>
    </style:style>
    <text:list-style style:name="L1">
      <text:list-level-style-bullet text:level="1" text:bullet-char="•">
        <style:list-level-properties/>
        <style:text-properties fo:font-family="'Times New Roman'" style:font-family-generic="roman" style:font-pitch="variable" fo:color="#000000" fo:font-size="100%"/>
      </text:list-level-style-bullet>
    </text:list-style>
    <text:list-style style:name="L2">
      <text:list-level-style-bullet text:level="1" text:bullet-char="">
        <style:list-level-properties text:min-label-width="1.053cm"/>
        <style:text-properties fo:font-family="Wingdings" style:font-pitch="variable" style:font-charset="x-symbol" fo:color="#ba7c3e" fo:font-size="6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text:min-label-width="0.948cm"/>
        <style:text-properties fo:font-family="Wingdings" style:font-pitch="variable" style:font-charset="x-symbol" fo:color="#ba7c3e" fo:font-size="6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411cm" text:min-label-width="0.643cm"/>
        <style:text-properties fo:font-family="Wingdings" style:font-pitch="variable" style:font-charset="x-symbol" fo:color="#724c00" fo:font-size="65%"/>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406cm" text:min-label-width="0.882cm"/>
        <style:text-properties fo:font-family="Wingdings" style:font-pitch="variable" style:font-charset="x-symbol" fo:color="#724c00" fo:font-size="65%"/>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9">
      <text:list-level-style-bullet text:level="1" text:bullet-char="">
        <style:list-level-properties text:min-label-width="1.053cm"/>
        <style:text-properties fo:font-family="Georgia" style:font-family-generic="roman" style:font-pitch="variable" fo:color="#4d626c"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0">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TDD? I don't have time  Myths about Test-Driven Design" draw:style-name="dp1" draw:master-page-name="Title1" presentation:presentation-page-layout-name="AL1T0">
        <draw:frame presentation:style-name="pr1" draw:text-style-name="P2" draw:layer="layout" svg:width="23.984cm" svg:height="5.645cm" svg:x="2.117cm" svg:y="5.177cm" presentation:class="title" presentation:user-transformed="true">
          <draw:text-box>
            <text:p text:style-name="P1"><text:span text:style-name="T1">TDD? I don't have time</text:span><text:span text:style-name="T1"><text:line-break/></text:span><text:span text:style-name="T1"><text:line-break/></text:span><text:span text:style-name="T2">Myths about Test-Driven Design</text:span></text:p>
          </draw:text-box>
        </draw:frame>
        <draw:frame presentation:style-name="pr2" draw:text-style-name="P2" draw:layer="layout" svg:width="19.751cm" svg:height="5.407cm" svg:x="4.232cm" svg:y="11.999cm" presentation:class="subtitle" presentation:user-transformed="true">
          <draw:text-box>
            <text:p text:style-name="P3"><text:span text:style-name="T3">Craig Nicol</text:span></text:p>
          </draw:text-box>
        </draw:frame>
        <presentation:notes draw:style-name="dp2">
          <draw:custom-shape draw:style-name="gr1" draw:text-style-name="P2" draw:layer="layout" svg:width="12.692cm" svg:height="9.525cm" svg:x="3.179cm" svg:y="1.931cm">
            <text:p/>
            <draw:enhanced-geometry svg:viewBox="0 0 21600 21600" draw:type="mso-spt202" draw:enhanced-path="M 0 0 L 21600 0 21600 21600 0 21600 0 0 Z N"/>
          </draw:custom-shape>
          <draw:frame presentation:style-name="pr3" draw:layer="layout" svg:width="15.231cm" svg:height="11.423cm" svg:x="1.904cm" svg:y="12.064cm" presentation:class="notes" presentation:placeholder="true">
            <draw:text-box/>
          </draw:frame>
        </presentation:notes>
      </draw:page>
      <draw:page draw:name="Introduction" draw:style-name="dp3" draw:master-page-name="Default" presentation:presentation-page-layout-name="AL2T1">
        <draw:frame presentation:style-name="pr4" draw:text-style-name="P2" draw:layer="layout" svg:width="25.396cm" svg:height="4.235cm" svg:x="1.411cm" svg:y="1.177cm" presentation:class="title" presentation:user-transformed="true">
          <draw:text-box>
            <text:p text:style-name="P4">Introduction</text:p>
          </draw:text-box>
        </draw:frame>
        <draw:frame presentation:style-name="pr5" draw:text-style-name="P2" draw:layer="layout" svg:width="25.396cm" svg:height="12.706cm" svg:x="1.411cm" svg:y="6.115cm" presentation:class="outline" presentation:user-transformed="true">
          <draw:text-box>
            <text:list text:style-name="L2">
              <text:list-item>
                <text:p text:style-name="P5"><text:span text:style-name="T4">I work for Sword Real Time</text:span></text:p>
              </text:list-item>
              <text:list-item>
                <text:p text:style-name="P5"><text:span text:style-name="T4">Public Sector contracts</text:span></text:p>
              </text:list-item>
              <text:list-item>
                <text:p text:style-name="P5"><text:span text:style-name="T4">Mixture of new (green-field) and legacy (brown-field) projects</text:span></text:p>
              </text:list-item>
              <text:list-item>
                <text:p text:style-name="P5"><text:span text:style-name="T4">Member of ScotAlt.Net</text:span></text:p>
              </text:list-item>
              <text:list-item>
                <text:p text:style-name="P5"><text:span text:style-name="T4">Experience in Java, Python etc.</text:span></text:p>
              </text:list-item>
            </text:list>
          </draw:text-box>
        </draw:frame>
        <presentation:notes draw:style-name="dp4">
          <draw:custom-shape draw:style-name="gr1" draw:text-style-name="P2" draw:layer="layout" svg:width="0.004cm" svg:height="0.005cm" svg:x="0cm" svg:y="1.931cm">
            <text:p/>
            <draw:enhanced-geometry svg:viewBox="0 0 21600 21600" draw:type="mso-spt202" draw:enhanced-path="M 0 0 L 21600 0 21600 21600 0 21600 0 0 Z N"/>
          </draw:custom-shape>
          <draw:frame presentation:style-name="pr6" draw:text-style-name="P2" draw:layer="layout" svg:width="15.236cm" svg:height="11.427cm" svg:x="1.905cm" svg:y="12.065cm" presentation:class="notes" presentation:user-transformed="true">
            <draw:text-box>
              <text:p text:style-name="P6"><text:span text:style-name="T5">Brownfield : few tests, long debug and development cycles, high levels of dependencies</text:span></text:p>
            </draw:text-box>
          </draw:frame>
        </presentation:notes>
      </draw:page>
      <draw:page draw:name="Outline" draw:style-name="dp1" draw:master-page-name="Default" presentation:presentation-page-layout-name="AL2T1">
        <draw:frame presentation:style-name="pr7" draw:text-style-name="P2" draw:layer="layout" svg:width="25.4cm" svg:height="3.957cm" svg:x="1.411cm" svg:y="1.314cm" presentation:class="title" presentation:user-transformed="true">
          <draw:text-box>
            <text:p text:style-name="P4"><text:span text:style-name="T6">Outline</text:span></text:p>
          </draw:text-box>
        </draw:frame>
        <draw:frame presentation:style-name="pr8" draw:text-style-name="P2" draw:layer="layout" svg:width="25.4cm" svg:height="12.45cm" svg:x="1.411cm" svg:y="6.115cm" presentation:class="outline" presentation:user-transformed="true">
          <draw:text-box>
            <text:list text:style-name="L3">
              <text:list-item>
                <text:p text:style-name="P5"><text:span text:style-name="T6">Unit testing</text:span></text:p>
              </text:list-item>
              <text:list-item>
                <text:p text:style-name="P5"><text:span text:style-name="T6">Test-Driven Design</text:span></text:p>
              </text:list-item>
              <text:list-item>
                <text:p text:style-name="P5"><text:span text:style-name="T6">Demo</text:span></text:p>
              </text:list-item>
              <text:list-item>
                <text:p text:style-name="P5"><text:span text:style-name="T6">Questions</text:span></text:p>
              </text:list-item>
            </text:list>
          </draw:text-box>
        </draw:frame>
        <presentation:notes draw:style-name="dp2">
          <draw:custom-shape draw:style-name="gr1" draw:text-style-name="P2" draw:layer="layout" svg:width="0.005cm" svg:height="0.004cm" svg:x="0.004cm" svg:y="0cm">
            <text:p/>
            <draw:enhanced-geometry svg:viewBox="0 0 21600 21600" draw:type="mso-spt202" draw:enhanced-path="M 0 0 L 21600 0 21600 21600 0 21600 0 0 Z N"/>
          </draw:custom-shape>
          <draw:frame presentation:style-name="pr9" draw:layer="layout" svg:width="15.231cm" svg:height="11.423cm" svg:x="1.904cm" svg:y="12.064cm" presentation:class="notes" presentation:placeholder="true">
            <draw:text-box/>
          </draw:frame>
        </presentation:notes>
      </draw:page>
      <draw:page draw:name="Unit testing" draw:style-name="dp1" draw:master-page-name="Default" presentation:presentation-page-layout-name="AL2T1">
        <draw:frame presentation:style-name="pr7" draw:text-style-name="P2" draw:layer="layout" svg:width="25.4cm" svg:height="3.957cm" svg:x="1.411cm" svg:y="1.314cm" presentation:class="title" presentation:user-transformed="true">
          <draw:text-box>
            <text:p text:style-name="P4"><text:span text:style-name="T6">Unit testing</text:span></text:p>
          </draw:text-box>
        </draw:frame>
        <draw:frame presentation:style-name="pr8" draw:text-style-name="P2" draw:layer="layout" svg:width="25.4cm" svg:height="12.45cm" svg:x="1.411cm" svg:y="6.115cm" presentation:class="outline" presentation:user-transformed="true">
          <draw:text-box>
            <text:list text:style-name="L3">
              <text:list-item>
                <text:p text:style-name="P5"><text:span text:style-name="T6">How many of you use unit tests?</text:span></text:p>
              </text:list-item>
              <text:list-item>
                <text:p text:style-name="P5"><text:span text:style-name="T4">How many of you use TDD?</text:span></text:p>
              </text:list-item>
              <text:list-item>
                <text:p text:style-name="P5"><text:span text:style-name="T6">Verify code does what you expect</text:span></text:p>
              </text:list-item>
              <text:list-item>
                <text:p text:style-name="P5"><text:span text:style-name="T6">Programmer driven</text:span></text:p>
              </text:list-item>
            </text:list>
          </draw:text-box>
        </draw:frame>
        <presentation:notes draw:style-name="dp2">
          <draw:custom-shape draw:style-name="gr1" draw:text-style-name="P2" draw:layer="layout" svg:width="0.005cm" svg:height="0.004cm" svg:x="0.004cm" svg:y="0cm">
            <text:p/>
            <draw:enhanced-geometry svg:viewBox="0 0 21600 21600" draw:type="mso-spt202" draw:enhanced-path="M 0 0 L 21600 0 21600 21600 0 21600 0 0 Z N"/>
          </draw:custom-shape>
          <draw:frame presentation:style-name="pr10" draw:text-style-name="P2" draw:layer="layout" svg:width="15.24cm" svg:height="11.18cm" svg:x="1.905cm" svg:y="12.064cm" presentation:class="notes" presentation:user-transformed="true">
            <draw:text-box>
              <text:list text:style-name="L1">
                <text:list-item>
                  <text:p text:style-name="P6"><text:span text:style-name="T7">Show of hands : Who does testing?</text:span></text:p>
                </text:list-item>
                <text:list-item>
                  <text:p text:style-name="P6"><text:span text:style-name="T5">Who does Test-Driven Design?</text:span></text:p>
                </text:list-item>
              </text:list>
              <text:p text:style-name="P6"><text:span text:style-name="T5"/></text:p>
            </draw:text-box>
          </draw:frame>
        </presentation:notes>
      </draw:page>
      <draw:page draw:name="I don’t need to test" draw:style-name="dp1" draw:master-page-name="Title1" presentation:presentation-page-layout-name="AL1T0">
        <draw:frame presentation:style-name="pr11" draw:text-style-name="P2" draw:layer="layout" svg:width="23.984cm" svg:height="5.645cm" svg:x="2.117cm" svg:y="5.177cm" presentation:class="title" presentation:user-transformed="true">
          <draw:text-box>
            <text:p text:style-name="P1"><text:span text:style-name="T8">I don</text:span><text:span text:style-name="T9">’</text:span><text:span text:style-name="T8">t need to test</text:span></text:p>
          </draw:text-box>
        </draw:frame>
        <draw:frame presentation:style-name="pr12" draw:layer="layout" svg:width="19.751cm" svg:height="5.409cm" svg:x="4.232cm" svg:y="12.246cm" presentation:class="subtitle" presentation:placeholder="true" presentation:user-transformed="true">
          <draw:text-box/>
        </draw:frame>
        <presentation:notes draw:style-name="dp2">
          <draw:custom-shape draw:style-name="gr1" draw:text-style-name="P2" draw:layer="layout" svg:width="12.692cm" svg:height="9.525cm" svg:x="3.179cm" svg:y="1.931cm">
            <text:p/>
            <draw:enhanced-geometry svg:viewBox="0 0 21600 21600" draw:type="mso-spt202" draw:enhanced-path="M 0 0 L 21600 0 21600 21600 0 21600 0 0 Z N"/>
          </draw:custom-shape>
          <draw:frame presentation:style-name="pr13" draw:text-style-name="P2" draw:layer="layout" svg:width="15.24cm" svg:height="11.431cm" svg:x="1.905cm" svg:y="12.065cm" presentation:class="notes" presentation:user-transformed="true">
            <draw:text-box>
              <text:list text:style-name="L1">
                <text:list-item>
                  <text:list>
                    <text:list-item>
                      <text:p text:style-name="P7"><text:span text:style-name="T10">Are you a perfect programmer?</text:span></text:p>
                    </text:list-item>
                    <text:list-item>
                      <text:p text:style-name="P7"><text:span text:style-name="T10">Are you working alone?</text:span></text:p>
                    </text:list-item>
                    <text:list-item>
                      <text:p text:style-name="P7"><text:span text:style-name="T10">Will you ever maintain your code?</text:span></text:p>
                    </text:list-item>
                  </text:list>
                </text:list-item>
              </text:list>
            </draw:text-box>
          </draw:frame>
        </presentation:notes>
      </draw:page>
      <draw:page draw:name="I love testing, but I can’t get my team to adopt it" draw:style-name="dp1" draw:master-page-name="Title1" presentation:presentation-page-layout-name="AL1T0">
        <draw:frame presentation:style-name="pr11" draw:text-style-name="P2" draw:layer="layout" svg:width="23.984cm" svg:height="5.645cm" svg:x="2.117cm" svg:y="5.177cm" presentation:class="title" presentation:user-transformed="true">
          <draw:text-box>
            <text:p text:style-name="P1"><text:span text:style-name="T8">I love testing, but I can</text:span><text:span text:style-name="T9">’</text:span><text:span text:style-name="T8">t get my team to adopt it</text:span></text:p>
          </draw:text-box>
        </draw:frame>
        <draw:frame presentation:style-name="pr12" draw:layer="layout" svg:width="19.751cm" svg:height="5.409cm" svg:x="4.232cm" svg:y="12.246cm" presentation:class="subtitle" presentation:placeholder="true" presentation:user-transformed="true">
          <draw:text-box/>
        </draw:frame>
        <presentation:notes draw:style-name="dp2">
          <draw:custom-shape draw:style-name="gr1" draw:text-style-name="P2" draw:layer="layout" svg:width="12.692cm" svg:height="9.525cm" svg:x="3.179cm" svg:y="1.931cm">
            <text:p/>
            <draw:enhanced-geometry svg:viewBox="0 0 21600 21600" draw:type="mso-spt202" draw:enhanced-path="M 0 0 L 21600 0 21600 21600 0 21600 0 0 Z N"/>
          </draw:custom-shape>
          <draw:frame presentation:style-name="pr14" draw:text-style-name="P2" draw:layer="layout" svg:width="15.24cm" svg:height="11.431cm" svg:x="1.905cm" svg:y="12.065cm" presentation:class="notes" presentation:user-transformed="true">
            <draw:text-box>
              <text:list text:style-name="L1">
                <text:list-item>
                  <text:list>
                    <text:list-item>
                      <text:p text:style-name="P7"><text:span text:style-name="T10">Don</text:span><text:span text:style-name="T11">’</text:span><text:span text:style-name="T10">t keep it to yourself. Show it off.</text:span></text:p>
                    </text:list-item>
                    <text:list-item>
                      <text:p text:style-name="P7"><text:span text:style-name="T12">Keep the tests simple (I’ll come back to that later)</text:span></text:p>
                    </text:list-item>
                    <text:list-item>
                      <text:p text:style-name="P7"><text:span text:style-name="T10">If you</text:span><text:span text:style-name="T11">’</text:span><text:span text:style-name="T10">re the lead, make it happen. CI is your friend.</text:span></text:p>
                    </text:list-item>
                    <text:list-item>
                      <text:p text:style-name="P7"><text:span text:style-name="T10">Use Code Reviews to check the quality of the code and the tests</text:span></text:p>
                    </text:list-item>
                    <text:list-item>
                      <text:p text:style-name="P7"><text:span text:style-name="T10">Invest in the tools. </text:span></text:p>
                      <text:list>
                        <text:list-item>
                          <text:p text:style-name="P7"><text:span text:style-name="T10">If you pay for them, the development will benefit. After all, developer time is expensive. </text:span></text:p>
                        </text:list-item>
                        <text:list-item>
                          <text:p text:style-name="P7"><text:span text:style-name="T12">If the tool costs £200, it could easily pay for itself within a week of developer time.</text:span></text:p>
                        </text:list-item>
                        <text:list-item>
                          <text:p text:style-name="P7"><text:span text:style-name="T10">After all, how many developers use notepad (show of hands?)</text:span></text:p>
                        </text:list-item>
                      </text:list>
                    </text:list-item>
                  </text:list>
                </text:list-item>
              </text:list>
              <text:p text:style-name="P6"><text:span text:style-name="T7"/></text:p>
            </draw:text-box>
          </draw:frame>
        </presentation:notes>
      </draw:page>
      <draw:page draw:name="I don’t know what tools to use" draw:style-name="dp1" draw:master-page-name="Title1" presentation:presentation-page-layout-name="AL1T0">
        <draw:frame presentation:style-name="pr11" draw:text-style-name="P2" draw:layer="layout" svg:width="23.984cm" svg:height="5.645cm" svg:x="2.117cm" svg:y="5.177cm" presentation:class="title" presentation:user-transformed="true">
          <draw:text-box>
            <text:p text:style-name="P1"><text:span text:style-name="T8">I don</text:span><text:span text:style-name="T9">’</text:span><text:span text:style-name="T8">t know what tools to use</text:span></text:p>
          </draw:text-box>
        </draw:frame>
        <draw:frame presentation:style-name="pr12" draw:layer="layout" svg:width="19.751cm" svg:height="5.409cm" svg:x="4.232cm" svg:y="12.246cm" presentation:class="subtitle" presentation:placeholder="true" presentation:user-transformed="true">
          <draw:text-box/>
        </draw:frame>
        <presentation:notes draw:style-name="dp2">
          <draw:custom-shape draw:style-name="gr1" draw:text-style-name="P2" draw:layer="layout" svg:width="12.692cm" svg:height="9.525cm" svg:x="3.179cm" svg:y="1.931cm">
            <text:p/>
            <draw:enhanced-geometry svg:viewBox="0 0 21600 21600" draw:type="mso-spt202" draw:enhanced-path="M 0 0 L 21600 0 21600 21600 0 21600 0 0 Z N"/>
          </draw:custom-shape>
          <draw:frame presentation:style-name="pr13" draw:text-style-name="P2" draw:layer="layout" svg:width="15.24cm" svg:height="11.431cm" svg:x="1.905cm" svg:y="12.065cm" presentation:class="notes" presentation:user-transformed="true">
            <draw:text-box>
              <text:list text:style-name="L1">
                <text:list-item>
                  <text:list>
                    <text:list-item>
                      <text:p text:style-name="P7"><text:span text:style-name="T10">NUnit @ RTEL or xUnit @ Horn (scotalt.net) or MSUnit</text:span></text:p>
                    </text:list-item>
                    <text:list-item>
                      <text:p text:style-name="P7"><text:span text:style-name="T10">CodeRush/Refactor! Pro or ReSharper</text:span></text:p>
                    </text:list-item>
                    <text:list-item>
                      <text:p text:style-name="P7"><text:span text:style-name="T10">TestDriven.Net</text:span></text:p>
                    </text:list-item>
                    <text:list-item>
                      <text:p text:style-name="P7"><text:span text:style-name="T10">Integrate testing with your build : MSBuild, Nant, Rake</text:span></text:p>
                    </text:list-item>
                    <text:list-item>
                      <text:p text:style-name="P7"><text:span text:style-name="T10">Visual Studio has some of this built in</text:span></text:p>
                    </text:list-item>
                  </text:list>
                </text:list-item>
              </text:list>
            </draw:text-box>
          </draw:frame>
        </presentation:notes>
      </draw:page>
      <draw:page draw:name="I need 100% code coverage" draw:style-name="dp1" draw:master-page-name="Title1" presentation:presentation-page-layout-name="AL1T0">
        <draw:frame presentation:style-name="pr11" draw:text-style-name="P2" draw:layer="layout" svg:width="23.984cm" svg:height="5.645cm" svg:x="2.117cm" svg:y="5.177cm" presentation:class="title" presentation:user-transformed="true">
          <draw:text-box>
            <text:p text:style-name="P1"><text:span text:style-name="T8">I need 100% code coverage</text:span></text:p>
          </draw:text-box>
        </draw:frame>
        <draw:frame presentation:style-name="pr12" draw:layer="layout" svg:width="19.751cm" svg:height="5.409cm" svg:x="4.232cm" svg:y="12.246cm" presentation:class="subtitle" presentation:placeholder="true" presentation:user-transformed="true">
          <draw:text-box/>
        </draw:frame>
        <presentation:notes draw:style-name="dp2">
          <draw:custom-shape draw:style-name="gr1" draw:text-style-name="P2" draw:layer="layout" svg:width="12.692cm" svg:height="9.525cm" svg:x="3.179cm" svg:y="1.931cm">
            <text:p/>
            <draw:enhanced-geometry svg:viewBox="0 0 21600 21600" draw:type="mso-spt202" draw:enhanced-path="M 0 0 L 21600 0 21600 21600 0 21600 0 0 Z N"/>
          </draw:custom-shape>
          <draw:frame presentation:style-name="pr14" draw:text-style-name="P2" draw:layer="layout" svg:width="15.24cm" svg:height="11.431cm" svg:x="1.905cm" svg:y="12.065cm" presentation:class="notes" presentation:user-transformed="true">
            <draw:text-box>
              <text:list text:style-name="L1">
                <text:list-item>
                  <text:list>
                    <text:list-item>
                      <text:p text:style-name="P7"><text:span text:style-name="T10">You don</text:span><text:span text:style-name="T11">’</text:span><text:span text:style-name="T10">t need 100%, but until you try and reach it, you don</text:span><text:span text:style-name="T11">’</text:span><text:span text:style-name="T10">t know what you don</text:span><text:span text:style-name="T11">’</text:span><text:span text:style-name="T10">t need.</text:span></text:p>
                    </text:list-item>
                    <text:list-item>
                      <text:p text:style-name="P7"><text:span text:style-name="T10">You have to decide which of this, and many other aspects you feel comfortable with, and which you don</text:span><text:span text:style-name="T11">’</text:span><text:span text:style-name="T10">t.</text:span></text:p>
                    </text:list-item>
                    <text:list-item>
                      <text:p text:style-name="P7"><text:span text:style-name="T10">What matters more is knowing what's not covered and why. </text:span></text:p>
                    </text:list-item>
                  </text:list>
                </text:list-item>
              </text:list>
              <text:p text:style-name="P6"><text:span text:style-name="T7"/></text:p>
            </draw:text-box>
          </draw:frame>
        </presentation:notes>
      </draw:page>
      <draw:page draw:name="Quality doesn’t matter" draw:style-name="dp1" draw:master-page-name="Title1" presentation:presentation-page-layout-name="AL1T0">
        <draw:frame presentation:style-name="pr11" draw:text-style-name="P2" draw:layer="layout" svg:width="23.984cm" svg:height="5.645cm" svg:x="2.117cm" svg:y="5.177cm" presentation:class="title" presentation:user-transformed="true">
          <draw:text-box>
            <text:p text:style-name="P1"><text:span text:style-name="T8">Quality doesn</text:span><text:span text:style-name="T9">’</text:span><text:span text:style-name="T8">t matter</text:span></text:p>
          </draw:text-box>
        </draw:frame>
        <draw:frame presentation:style-name="pr12" draw:layer="layout" svg:width="19.751cm" svg:height="5.409cm" svg:x="4.232cm" svg:y="12.246cm" presentation:class="subtitle" presentation:placeholder="true" presentation:user-transformed="true">
          <draw:text-box/>
        </draw:frame>
        <presentation:notes draw:style-name="dp2">
          <draw:custom-shape draw:style-name="gr1" draw:text-style-name="P2" draw:layer="layout" svg:width="12.692cm" svg:height="9.525cm" svg:x="3.179cm" svg:y="1.931cm">
            <text:p/>
            <draw:enhanced-geometry svg:viewBox="0 0 21600 21600" draw:type="mso-spt202" draw:enhanced-path="M 0 0 L 21600 0 21600 21600 0 21600 0 0 Z N"/>
          </draw:custom-shape>
          <draw:frame presentation:style-name="pr14" draw:text-style-name="P2" draw:layer="layout" svg:width="15.24cm" svg:height="11.431cm" svg:x="1.905cm" svg:y="12.065cm" presentation:class="notes" presentation:user-transformed="true">
            <draw:text-box>
              <text:list text:style-name="L1">
                <text:list-item>
                  <text:list>
                    <text:list-item>
                      <text:p text:style-name="P7"><text:span text:style-name="T10">It matters to the customers who have to wait longer for a working product</text:span></text:p>
                    </text:list-item>
                    <text:list-item>
                      <text:p text:style-name="P7"><text:span text:style-name="T10">It matters to the developers who have to maintain your code and will leave or stop caring</text:span></text:p>
                    </text:list-item>
                    <text:list-item>
                      <text:p text:style-name="P7"><text:span text:style-name="T10">It matters to the accounting department who lose money for either of the above</text:span></text:p>
                    </text:list-item>
                  </text:list>
                </text:list-item>
              </text:list>
              <text:p text:style-name="P6"><text:span text:style-name="T7"/></text:p>
            </draw:text-box>
          </draw:frame>
        </presentation:notes>
      </draw:page>
      <draw:page draw:name="Testing is too complex" draw:style-name="dp1" draw:master-page-name="Title1" presentation:presentation-page-layout-name="AL1T0">
        <draw:frame presentation:style-name="pr11" draw:text-style-name="P2" draw:layer="layout" svg:width="23.984cm" svg:height="5.645cm" svg:x="2.117cm" svg:y="5.177cm" presentation:class="title" presentation:user-transformed="true">
          <draw:text-box>
            <text:p text:style-name="P1"><text:span text:style-name="T8">Testing is too complex</text:span></text:p>
          </draw:text-box>
        </draw:frame>
        <draw:frame presentation:style-name="pr12" draw:layer="layout" svg:width="19.751cm" svg:height="5.409cm" svg:x="4.232cm" svg:y="12.246cm" presentation:class="subtitle" presentation:placeholder="true" presentation:user-transformed="true">
          <draw:text-box/>
        </draw:frame>
        <presentation:notes draw:style-name="dp2">
          <draw:custom-shape draw:style-name="gr1" draw:text-style-name="P2" draw:layer="layout" svg:width="12.692cm" svg:height="9.525cm" svg:x="3.179cm" svg:y="1.931cm">
            <text:p/>
            <draw:enhanced-geometry svg:viewBox="0 0 21600 21600" draw:type="mso-spt202" draw:enhanced-path="M 0 0 L 21600 0 21600 21600 0 21600 0 0 Z N"/>
          </draw:custom-shape>
          <draw:frame presentation:style-name="pr14" draw:text-style-name="P2" draw:layer="layout" svg:width="15.24cm" svg:height="11.431cm" svg:x="1.905cm" svg:y="12.065cm" presentation:class="notes" presentation:user-transformed="true">
            <draw:text-box>
              <text:list text:style-name="L1">
                <text:list-item>
                  <text:list>
                    <text:list-item>
                      <text:p text:style-name="P7"><text:span text:style-name="T10">What are you testing? </text:span></text:p>
                      <text:list>
                        <text:list-item>
                          <text:list>
                            <text:list-item>
                              <text:p text:style-name="P7"><text:span text:style-name="T10"><text:s/></text:span><text:span text:style-name="T10">Units? </text:span></text:p>
                            </text:list-item>
                            <text:list-item>
                              <text:p text:style-name="P7"><text:span text:style-name="T10"><text:s/></text:span><text:span text:style-name="T10">or Integration?</text:span></text:p>
                            </text:list-item>
                          </text:list>
                        </text:list-item>
                      </text:list>
                    </text:list-item>
                    <text:list-item>
                      <text:p text:style-name="P7"><text:span text:style-name="T12">Tests are just code – keep them simple and refactor them if they get too complex</text:span></text:p>
                    </text:list-item>
                    <text:list-item>
                      <text:p text:style-name="P7"><text:span text:style-name="T12">Write your assertions first (what you’re actually testing) and then the smallest, simplest to understand code that sets up those assertions. If the assertion can’t be sent on twitter, think twice.</text:span></text:p>
                    </text:list-item>
                    <text:list-item>
                      <text:p text:style-name="P7"><text:span text:style-name="T10">Complex code leads to complex tests</text:span></text:p>
                    </text:list-item>
                    <text:list-item>
                      <text:p text:style-name="P7"><text:span text:style-name="T10">More recent testing frameworks make tests easier to write</text:span></text:p>
                    </text:list-item>
                    <text:list-item>
                      <text:p text:style-name="P7"><text:span text:style-name="T10">Using advanced methods like mocking makes the tests easier to write, especially if you make good use of the fact that a test is a class.</text:span></text:p>
                    </text:list-item>
                  </text:list>
                </text:list-item>
              </text:list>
              <text:p text:style-name="P7"><text:span text:style-name="T7"/></text:p>
              <text:p text:style-name="P6"><text:span text:style-name="T7"/></text:p>
            </draw:text-box>
          </draw:frame>
        </presentation:notes>
      </draw:page>
      <draw:page draw:name="Test Driven Design" draw:style-name="dp1" draw:master-page-name="Default" presentation:presentation-page-layout-name="AL2T1">
        <draw:frame presentation:style-name="pr7" draw:text-style-name="P2" draw:layer="layout" svg:width="25.4cm" svg:height="3.957cm" svg:x="1.411cm" svg:y="1.314cm" presentation:class="title" presentation:user-transformed="true">
          <draw:text-box>
            <text:p text:style-name="P4"><text:span text:style-name="T6">Test Driven Design</text:span></text:p>
          </draw:text-box>
        </draw:frame>
        <draw:frame presentation:style-name="pr8" draw:text-style-name="P2" draw:layer="layout" svg:width="25.4cm" svg:height="12.45cm" svg:x="1.411cm" svg:y="6.115cm" presentation:class="outline" presentation:user-transformed="true">
          <draw:text-box>
            <text:list text:style-name="L3">
              <text:list-item>
                <text:p text:style-name="P5"><text:span text:style-name="T6">For all the tickets in your tracking system</text:span></text:p>
              </text:list-item>
            </text:list>
            <text:list text:style-name="L7">
              <text:list-item>
                <text:list>
                  <text:list-item>
                    <text:p text:style-name="P8"><text:span text:style-name="T6">Bugs</text:span></text:p>
                  </text:list-item>
                  <text:list-item>
                    <text:p text:style-name="P8"><text:span text:style-name="T6">New Features</text:span></text:p>
                  </text:list-item>
                </text:list>
              </text:list-item>
            </text:list>
            <text:list text:style-name="L3">
              <text:list-item>
                <text:p text:style-name="P5"><text:span text:style-name="T6">You will know when the issue is resolved</text:span></text:p>
              </text:list-item>
              <text:list-item>
                <text:p text:style-name="P5"><text:span text:style-name="T6">You will make sure the issue stays resolved</text:span></text:p>
              </text:list-item>
              <text:list-item>
                <text:p text:style-name="P5"><text:span text:style-name="T6">API driven design</text:span></text:p>
              </text:list-item>
            </text:list>
          </draw:text-box>
        </draw:frame>
        <presentation:notes draw:style-name="dp2">
          <draw:custom-shape draw:style-name="gr1" draw:text-style-name="P2" draw:layer="layout" svg:width="0.005cm" svg:height="0.004cm" svg:x="0.004cm" svg:y="0cm">
            <text:p/>
            <draw:enhanced-geometry svg:viewBox="0 0 21600 21600" draw:type="mso-spt202" draw:enhanced-path="M 0 0 L 21600 0 21600 21600 0 21600 0 0 Z N"/>
          </draw:custom-shape>
          <draw:frame presentation:style-name="pr10" draw:text-style-name="P2" draw:layer="layout" svg:width="15.24cm" svg:height="11.18cm" svg:x="1.905cm" svg:y="12.064cm" presentation:class="notes" presentation:user-transformed="true">
            <draw:text-box>
              <text:list text:style-name="L1">
                <text:list-item>
                  <text:p text:style-name="P6"><text:span text:style-name="T5">If you’re not testing first, you’re probably doing it wrong</text:span></text:p>
                </text:list-item>
                <text:list-item>
                  <text:p text:style-name="P6"><text:span text:style-name="T5">How do you know you’re testing the right thing unless you see the test fail?</text:span></text:p>
                </text:list-item>
                <text:list-item>
                  <text:p text:style-name="P6"><text:span text:style-name="T5">Will you really get round to writing your tests afterwards?</text:span></text:p>
                </text:list-item>
                <text:list-item>
                  <text:p text:style-name="P6"><text:span text:style-name="T5">Be careful of what my robotics lecturer said : “Doomed to succeed”</text:span></text:p>
                </text:list-item>
              </text:list>
            </draw:text-box>
          </draw:frame>
        </presentation:notes>
      </draw:page>
      <draw:page draw:name="I don’t have time" draw:style-name="dp1" draw:master-page-name="Title1" presentation:presentation-page-layout-name="AL1T0">
        <draw:frame presentation:style-name="pr11" draw:text-style-name="P2" draw:layer="layout" svg:width="23.984cm" svg:height="5.645cm" svg:x="2.117cm" svg:y="5.177cm" presentation:class="title" presentation:user-transformed="true">
          <draw:text-box>
            <text:p text:style-name="P1"><text:span text:style-name="T8">I don</text:span><text:span text:style-name="T9">’</text:span><text:span text:style-name="T8">t have time</text:span></text:p>
          </draw:text-box>
        </draw:frame>
        <draw:frame presentation:style-name="pr12" draw:layer="layout" svg:width="19.751cm" svg:height="5.409cm" svg:x="4.232cm" svg:y="12.246cm" presentation:class="subtitle" presentation:placeholder="true" presentation:user-transformed="true">
          <draw:text-box/>
        </draw:frame>
        <presentation:notes draw:style-name="dp2">
          <draw:custom-shape draw:style-name="gr1" draw:text-style-name="P2" draw:layer="layout" svg:width="12.692cm" svg:height="9.525cm" svg:x="3.179cm" svg:y="1.931cm">
            <text:p/>
            <draw:enhanced-geometry svg:viewBox="0 0 21600 21600" draw:type="mso-spt202" draw:enhanced-path="M 0 0 L 21600 0 21600 21600 0 21600 0 0 Z N"/>
          </draw:custom-shape>
          <draw:frame presentation:style-name="pr13" draw:text-style-name="P2" draw:layer="layout" svg:width="15.24cm" svg:height="11.431cm" svg:x="1.905cm" svg:y="12.065cm" presentation:class="notes" presentation:user-transformed="true">
            <draw:text-box>
              <text:list text:style-name="L1">
                <text:list-item>
                  <text:list>
                    <text:list-item>
                      <text:p text:style-name="P7"><text:span text:style-name="T10">Do you have time to debug a live system?</text:span></text:p>
                    </text:list-item>
                    <text:list-item>
                      <text:p text:style-name="P7"><text:span text:style-name="T12">How much time do you spend debugging?</text:span></text:p>
                    </text:list-item>
                    <text:list-item>
                      <text:p text:style-name="P7"><text:span text:style-name="T10">Do you spend time adding new features?</text:span></text:p>
                    </text:list-item>
                    <text:list-item>
                      <text:p text:style-name="P7"><text:span text:style-name="T10">Do you have the right tools?</text:span></text:p>
                    </text:list-item>
                    <text:list-item>
                      <text:p text:style-name="P7"><text:span text:style-name="T10">It's quicker in the long run</text:span></text:p>
                    </text:list-item>
                  </text:list>
                </text:list-item>
              </text:list>
              <text:p text:style-name="P6"><text:span text:style-name="T7"/></text:p>
            </draw:text-box>
          </draw:frame>
        </presentation:notes>
      </draw:page>
      <draw:page draw:name="I need to know about IoC, mocking, etc" draw:style-name="dp1" draw:master-page-name="Title1" presentation:presentation-page-layout-name="AL1T0">
        <draw:frame presentation:style-name="pr11" draw:text-style-name="P2" draw:layer="layout" svg:width="23.984cm" svg:height="5.645cm" svg:x="2.117cm" svg:y="5.177cm" presentation:class="title" presentation:user-transformed="true">
          <draw:text-box>
            <text:p text:style-name="P1"><text:span text:style-name="T8">I need to know about IoC, mocking, etc</text:span></text:p>
          </draw:text-box>
        </draw:frame>
        <draw:frame presentation:style-name="pr12" draw:layer="layout" svg:width="19.751cm" svg:height="5.409cm" svg:x="4.232cm" svg:y="12.246cm" presentation:class="subtitle" presentation:placeholder="true" presentation:user-transformed="true">
          <draw:text-box/>
        </draw:frame>
        <presentation:notes draw:style-name="dp2">
          <draw:custom-shape draw:style-name="gr1" draw:text-style-name="P2" draw:layer="layout" svg:width="12.692cm" svg:height="9.525cm" svg:x="3.179cm" svg:y="1.931cm">
            <text:p/>
            <draw:enhanced-geometry svg:viewBox="0 0 21600 21600" draw:type="mso-spt202" draw:enhanced-path="M 0 0 L 21600 0 21600 21600 0 21600 0 0 Z N"/>
          </draw:custom-shape>
          <draw:frame presentation:style-name="pr14" draw:text-style-name="P2" draw:layer="layout" svg:width="15.24cm" svg:height="11.431cm" svg:x="1.905cm" svg:y="12.065cm" presentation:class="notes" presentation:user-transformed="true">
            <draw:text-box>
              <text:list text:style-name="L1">
                <text:list-item>
                  <text:list>
                    <text:list-item>
                      <text:p text:style-name="P7"><text:span text:style-name="T10">Not when you start</text:span></text:p>
                    </text:list-item>
                    <text:list-item>
                      <text:p text:style-name="P7"><text:span text:style-name="T10">Don</text:span><text:span text:style-name="T11">’</text:span><text:span text:style-name="T10">t let the terms scare you, it</text:span><text:span text:style-name="T11">’</text:span><text:span text:style-name="T10">s the principles that are important</text:span></text:p>
                    </text:list-item>
                    <text:list-item>
                      <text:p text:style-name="P7"><text:span text:style-name="T10">The principles are worth learning</text:span></text:p>
                    </text:list-item>
                    <text:list-item>
                      <text:p text:style-name="P7"><text:span text:style-name="T10">Once you write the tests, everything else is about only writing as much as you need. Don't write your mail server until you're ready to test it!</text:span></text:p>
                    </text:list-item>
                  </text:list>
                </text:list-item>
              </text:list>
              <text:p text:style-name="P6"><text:span text:style-name="T7"/></text:p>
            </draw:text-box>
          </draw:frame>
        </presentation:notes>
      </draw:page>
      <draw:page draw:name="We already have a testing team" draw:style-name="dp1" draw:master-page-name="Title1" presentation:presentation-page-layout-name="AL1T0">
        <draw:frame presentation:style-name="pr11" draw:text-style-name="P2" draw:layer="layout" svg:width="23.984cm" svg:height="5.645cm" svg:x="2.117cm" svg:y="5.177cm" presentation:class="title" presentation:user-transformed="true">
          <draw:text-box>
            <text:p text:style-name="P1"><text:span text:style-name="T8">We already have a testing team</text:span></text:p>
          </draw:text-box>
        </draw:frame>
        <draw:frame presentation:style-name="pr12" draw:layer="layout" svg:width="19.751cm" svg:height="5.409cm" svg:x="4.232cm" svg:y="12.246cm" presentation:class="subtitle" presentation:placeholder="true" presentation:user-transformed="true">
          <draw:text-box/>
        </draw:frame>
        <presentation:notes draw:style-name="dp2">
          <draw:custom-shape draw:style-name="gr1" draw:text-style-name="P2" draw:layer="layout" svg:width="12.692cm" svg:height="9.525cm" svg:x="3.179cm" svg:y="1.931cm">
            <text:p/>
            <draw:enhanced-geometry svg:viewBox="0 0 21600 21600" draw:type="mso-spt202" draw:enhanced-path="M 0 0 L 21600 0 21600 21600 0 21600 0 0 Z N"/>
          </draw:custom-shape>
          <draw:frame presentation:style-name="pr14" draw:text-style-name="P2" draw:layer="layout" svg:width="15.24cm" svg:height="11.431cm" svg:x="1.905cm" svg:y="12.065cm" presentation:class="notes" presentation:user-transformed="true">
            <draw:text-box>
              <text:list text:style-name="L1">
                <text:list-item>
                  <text:list>
                    <text:list-item>
                      <text:p text:style-name="P7"><text:span text:style-name="T10">(fault pyramid </text:span><text:span text:style-name="T11">–</text:span><text:span text:style-name="T10"> the earlier you find a flaw, the cheaper it is to fix)</text:span></text:p>
                    </text:list-item>
                    <text:list-item>
                      <text:p text:style-name="P7"><text:span text:style-name="T10">Different tests cover different things</text:span></text:p>
                    </text:list-item>
                    <text:list-item>
                      <text:p text:style-name="P7"><text:span text:style-name="T10">TDD is about </text:span><text:span text:style-name="T13">design</text:span><text:span text:style-name="T10"> using tests, but those tests are useful for other things too.</text:span></text:p>
                    </text:list-item>
                    <text:list-item>
                      <text:p text:style-name="P7"><text:span text:style-name="T10">TDD is about programmer productivity, not about requirements checking (but you can’t be productive unless you know what the requirements are)</text:span></text:p>
                    </text:list-item>
                    <text:list-item>
                      <text:p text:style-name="P7"><text:span text:style-name="T12">You’re a programmer, don’t you want to automate?</text:span></text:p>
                    </text:list-item>
                    <text:list-item>
                      <text:p text:style-name="P7"><text:span text:style-name="T12">Automated testing is less error-prone and faster</text:span></text:p>
                      <text:list>
                        <text:list-item>
                          <text:p text:style-name="P7"><text:span text:style-name="T12">But it doesn’t catch everything, so you’ll still need the testing team</text:span></text:p>
                        </text:list-item>
                      </text:list>
                    </text:list-item>
                  </text:list>
                </text:list-item>
              </text:list>
              <text:p text:style-name="P6"><text:span text:style-name="T5"/></text:p>
            </draw:text-box>
          </draw:frame>
        </presentation:notes>
      </draw:page>
      <draw:page draw:name="Demo : Fragmented Date Range" draw:style-name="dp1" draw:master-page-name="Title1" presentation:presentation-page-layout-name="AL1T0">
        <draw:frame presentation:style-name="pr15" draw:text-style-name="P2" draw:layer="layout" svg:width="26.842cm" svg:height="1.694cm" svg:x="0.688cm" svg:y="18.626cm" presentation:class="title" presentation:user-transformed="true">
          <draw:text-box>
            <text:p text:style-name="P1"><text:span text:style-name="T14">Demo : Fragmented Date Range</text:span></text:p>
          </draw:text-box>
        </draw:frame>
        <draw:custom-shape draw:style-name="gr2" draw:text-style-name="P2" draw:layer="layout" svg:width="26cm" svg:height="15.994cm" svg:x="1.001cm" svg:y="1.499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4.498cm" svg:height="1.499cm" svg:x="4.498cm" svg:y="5.543cm">
          <text:p/>
          <draw:enhanced-geometry svg:viewBox="0 0 21600 21600" draw:glue-points="10800 0 0 10800 10800 21600 21600 10800" draw:type="flowchart-process" draw:enhanced-path="M 0 0 L 21600 0 21600 21600 0 21600 0 0 Z N"/>
        </draw:custom-shape>
        <draw:custom-shape draw:style-name="gr3" draw:text-style-name="P2" draw:layer="layout" svg:width="4.498cm" svg:height="1.499cm" svg:x="10.998cm" svg:y="5.543cm">
          <text:p/>
          <draw:enhanced-geometry svg:viewBox="0 0 21600 21600" draw:glue-points="10800 0 0 10800 10800 21600 21600 10800" draw:type="flowchart-process" draw:enhanced-path="M 0 0 L 21600 0 21600 21600 0 21600 0 0 Z N"/>
        </draw:custom-shape>
        <draw:custom-shape draw:style-name="gr3" draw:text-style-name="P2" draw:layer="layout" svg:width="4.498cm" svg:height="1.499cm" svg:x="17.502cm" svg:y="5.543cm">
          <text:p/>
          <draw:enhanced-geometry svg:viewBox="0 0 21600 21600" draw:glue-points="10800 0 0 10800 10800 21600 21600 10800" draw:type="flowchart-process" draw:enhanced-path="M 0 0 L 21600 0 21600 21600 0 21600 0 0 Z N"/>
        </draw:custom-shape>
        <draw:custom-shape draw:style-name="gr3" draw:text-style-name="P2" draw:layer="layout" svg:width="3.281cm" svg:height="1.499cm" svg:x="23.72cm" svg:y="5.543cm">
          <text:p/>
          <draw:enhanced-geometry svg:viewBox="0 0 21600 21600" draw:glue-points="10800 0 0 10800 10800 21600 21600 10800" draw:type="flowchart-process" draw:enhanced-path="M 0 0 L 21600 0 21600 21600 0 21600 0 0 Z N"/>
        </draw:custom-shape>
        <draw:frame draw:style-name="gr4" draw:text-style-name="P9" draw:layer="layout" svg:width="1.001cm" svg:height="1.504cm" svg:x="6.002cm" svg:y="8.043cm">
          <draw:image xlink:href="Pictures/2000000D00000408000005FFADD822A1.wmf" xlink:type="simple" xlink:show="embed" xlink:actuate="onLoad">
            <text:p/>
          </draw:image>
        </draw:frame>
        <draw:frame draw:style-name="gr4" draw:text-style-name="P9" draw:layer="layout" svg:width="1.001cm" svg:height="1.504cm" svg:x="12.502cm" svg:y="8.043cm">
          <draw:image xlink:href="Pictures/2000000D00000408000005FFADD822A1.wmf" xlink:type="simple" xlink:show="embed" xlink:actuate="onLoad">
            <text:p/>
          </draw:image>
        </draw:frame>
        <draw:frame draw:style-name="gr4" draw:text-style-name="P9" draw:layer="layout" svg:width="1.002cm" svg:height="1.504cm" svg:x="19.001cm" svg:y="8.043cm">
          <draw:image xlink:href="Pictures/2000000D00000408000005FFADD822A1.wmf" xlink:type="simple" xlink:show="embed" xlink:actuate="onLoad">
            <text:p/>
          </draw:image>
        </draw:frame>
        <draw:frame draw:style-name="gr4" draw:text-style-name="P9" draw:layer="layout" svg:width="11.002cm" svg:height="1.508cm" svg:x="10.998cm" svg:y="10.539cm">
          <draw:image xlink:href="Pictures/2000001B00002B19000005FFAA91FB43.wmf" xlink:type="simple" xlink:show="embed" xlink:actuate="onLoad">
            <text:p/>
          </draw:image>
        </draw:frame>
        <draw:custom-shape draw:style-name="gr5" draw:text-style-name="P2" draw:layer="layout" svg:width="6.999cm" svg:height="1.266cm" svg:x="0.908cm" svg:y="3.986cm">
          <text:p text:style-name="P4"><text:span text:style-name="T15">Availability</text:span></text:p>
          <draw:enhanced-geometry svg:viewBox="0 0 21600 21600" draw:type="mso-spt202" draw:enhanced-path="M 0 0 L 21600 0 21600 21600 0 21600 0 0 Z N"/>
        </draw:custom-shape>
        <draw:custom-shape draw:style-name="gr5" draw:text-style-name="P2" draw:layer="layout" svg:width="6.998cm" svg:height="1.27cm" svg:x="1.001cm" svg:y="8.043cm">
          <text:p text:style-name="P4"><text:span text:style-name="T15">Lunch</text:span></text:p>
          <draw:enhanced-geometry svg:viewBox="0 0 21600 21600" draw:type="mso-spt202" draw:enhanced-path="M 0 0 L 21600 0 21600 21600 0 21600 0 0 Z N"/>
        </draw:custom-shape>
        <draw:custom-shape draw:style-name="gr5" draw:text-style-name="P2" draw:layer="layout" svg:width="6.998cm" svg:height="1.266cm" svg:x="1.001cm" svg:y="10.777cm">
          <text:p text:style-name="P4"><text:span text:style-name="T15">Holidays</text:span></text:p>
          <draw:enhanced-geometry svg:viewBox="0 0 21600 21600" draw:type="mso-spt202" draw:enhanced-path="M 0 0 L 21600 0 21600 21600 0 21600 0 0 Z N"/>
        </draw:custom-shape>
        <draw:custom-shape draw:style-name="gr3" draw:text-style-name="P2" draw:layer="layout" svg:width="1.499cm" svg:height="1.499cm" svg:x="4.498cm" svg:y="13.044cm">
          <text:p/>
          <draw:enhanced-geometry svg:viewBox="0 0 21600 21600" draw:glue-points="10800 0 0 10800 10800 21600 21600 10800" draw:type="flowchart-process" draw:enhanced-path="M 0 0 L 21600 0 21600 21600 0 21600 0 0 Z N"/>
        </draw:custom-shape>
        <draw:custom-shape draw:style-name="gr3" draw:text-style-name="P2" draw:layer="layout" svg:width="3.281cm" svg:height="1.499cm" svg:x="23.72cm" svg:y="13.044cm">
          <text:p/>
          <draw:enhanced-geometry svg:viewBox="0 0 21600 21600" draw:glue-points="10800 0 0 10800 10800 21600 21600 10800" draw:type="flowchart-process" draw:enhanced-path="M 0 0 L 21600 0 21600 21600 0 21600 0 0 Z N"/>
        </draw:custom-shape>
        <draw:custom-shape draw:style-name="gr3" draw:text-style-name="P2" draw:layer="layout" svg:width="1.997cm" svg:height="1.499cm" svg:x="7.003cm" svg:y="13.044cm">
          <text:p/>
          <draw:enhanced-geometry svg:viewBox="0 0 21600 21600" draw:glue-points="10800 0 0 10800 10800 21600 21600 10800" draw:type="flowchart-process" draw:enhanced-path="M 0 0 L 21600 0 21600 21600 0 21600 0 0 Z N"/>
        </draw:custom-shape>
        <draw:custom-shape draw:style-name="gr3" draw:text-style-name="P2" draw:layer="layout" svg:width="1.499cm" svg:height="1.499cm" svg:x="4.498cm" svg:y="13.044cm">
          <text:p/>
          <draw:enhanced-geometry svg:viewBox="0 0 21600 21600" draw:glue-points="10800 0 0 10800 10800 21600 21600 10800" draw:type="flowchart-process" draw:enhanced-path="M 0 0 L 21600 0 21600 21600 0 21600 0 0 Z N"/>
        </draw:custom-shape>
        <draw:custom-shape draw:style-name="gr3" draw:text-style-name="P2" draw:layer="layout" svg:width="1.499cm" svg:height="1.499cm" svg:x="4.498cm" svg:y="13.044cm">
          <text:p/>
          <draw:enhanced-geometry svg:viewBox="0 0 21600 21600" draw:glue-points="10800 0 0 10800 10800 21600 21600 10800" draw:type="flowchart-process" draw:enhanced-path="M 0 0 L 21600 0 21600 21600 0 21600 0 0 Z N"/>
        </draw:custom-shape>
        <draw:custom-shape draw:style-name="gr5" draw:text-style-name="P2" draw:layer="layout" svg:width="6.998cm" svg:height="1.265cm" svg:x="1.001cm" svg:y="13.278cm">
          <text:p text:style-name="P4"><text:span text:style-name="T15">Total</text:span></text:p>
          <draw:enhanced-geometry svg:viewBox="0 0 21600 21600" draw:type="mso-spt202" draw:enhanced-path="M 0 0 L 21600 0 21600 21600 0 21600 0 0 Z N"/>
        </draw:custom-shape>
        <presentation:notes draw:style-name="dp2">
          <draw:custom-shape draw:style-name="gr1" draw:text-style-name="P2" draw:layer="layout" svg:width="12.692cm" svg:height="9.525cm" svg:x="3.179cm" svg:y="1.931cm">
            <text:p/>
            <draw:enhanced-geometry svg:viewBox="0 0 21600 21600" draw:type="mso-spt202" draw:enhanced-path="M 0 0 L 21600 0 21600 21600 0 21600 0 0 Z N"/>
          </draw:custom-shape>
          <draw:frame presentation:style-name="pr14" draw:text-style-name="P2" draw:layer="layout" svg:width="15.24cm" svg:height="11.431cm" svg:x="1.905cm" svg:y="12.065cm" presentation:class="notes" presentation:user-transformed="true">
            <draw:text-box>
              <text:p text:style-name="P6"><text:span text:style-name="T5">This is an example taken from a real project. There is a DateRange class we are depending on, and we shall assume it is not tested, but we are introducing TDD for this Fragmented Date Range class. DateRanges can be unbounded if one or both end points are NULL.</text:span></text:p>
              <text:list text:style-name="L1">
                <text:list-item>
                  <text:p text:style-name="P6"><text:span text:style-name="T5">DateRange is the building block – they are inserted and removed individually</text:span></text:p>
                </text:list-item>
                <text:list-item>
                  <text:p text:style-name="P6"><text:span text:style-name="T5">The basic scenario is for checking a person’s availability</text:span></text:p>
                </text:list-item>
                <text:list-item>
                  <text:p text:style-name="P6"><text:span text:style-name="T5">They enter times when they are available (e.g. Weekdays: 9 to 5, every Thursday evening, first Friday of the Month)</text:span></text:p>
                </text:list-item>
                <text:list-item>
                  <text:p text:style-name="P6"><text:span text:style-name="T5">They enter times when they are not available (e.g. any lunchtime, 2 weeks in July)</text:span></text:p>
                </text:list-item>
                <text:list-item>
                  <text:p text:style-name="P6"><text:span text:style-name="T5">The class holds each set of times and then combines them to generate the overall availability, shown by the “Total” line below</text:span></text:p>
                </text:list-item>
              </text:list>
            </draw:text-box>
          </draw:frame>
        </presentation:notes>
      </draw:page>
      <draw:page draw:name="Summary" draw:style-name="dp1" draw:master-page-name="Title1" presentation:presentation-page-layout-name="AL2T1">
        <draw:frame presentation:style-name="pr16" draw:text-style-name="P2" draw:layer="layout" svg:width="23.98cm" svg:height="4.605cm" svg:x="1.909cm" svg:y="0.983cm" presentation:class="title" presentation:user-transformed="true">
          <draw:text-box>
            <text:p text:style-name="P4"><text:span text:style-name="T4">Summary</text:span></text:p>
          </draw:text-box>
        </draw:frame>
        <draw:frame presentation:style-name="pr17" draw:text-style-name="P2" draw:layer="layout" svg:width="25.391cm" svg:height="13.967cm" svg:x="1.41cm" svg:y="4.952cm" presentation:class="outline" presentation:user-transformed="true">
          <draw:text-box>
            <text:list text:style-name="L3">
              <text:list-item>
                <text:p text:style-name="P5"><text:span text:style-name="T6">Unit testing</text:span></text:p>
              </text:list-item>
              <text:list-item>
                <text:p text:style-name="P5"><text:span text:style-name="T6">Test-Driven Design</text:span></text:p>
              </text:list-item>
              <text:list-item>
                <text:p text:style-name="P5"><text:span text:style-name="T6">Demo</text:span></text:p>
              </text:list-item>
              <text:list-item>
                <text:p text:style-name="P5"><text:span text:style-name="T6">Questions</text:span></text:p>
              </text:list-item>
            </text:list>
          </draw:text-box>
        </draw:frame>
        <presentation:notes draw:style-name="dp4">
          <draw:custom-shape draw:style-name="gr1" draw:text-style-name="P2" draw:layer="layout" svg:width="0.005cm" svg:height="0.004cm" svg:x="0.004cm" svg:y="0cm">
            <text:p/>
            <draw:enhanced-geometry svg:viewBox="0 0 21600 21600" draw:type="mso-spt202" draw:enhanced-path="M 0 0 L 21600 0 21600 21600 0 21600 0 0 Z N"/>
          </draw:custom-shape>
          <draw:frame presentation:style-name="pr18" draw:layer="layout" svg:width="15.231cm" svg:height="11.423cm" svg:x="1.904cm" svg:y="12.064cm" presentation:class="notes" presentation:placeholder="true">
            <draw:text-box/>
          </draw:frame>
        </presentation:notes>
      </draw:page>
      <draw:page draw:name="Acknowledgments and References" draw:style-name="dp1" draw:master-page-name="Default" presentation:presentation-page-layout-name="AL3T3">
        <draw:frame presentation:style-name="pr19" draw:text-style-name="P2" draw:layer="layout" svg:width="26.842cm" svg:height="3.352cm" svg:x="0.688cm" svg:y="0.846cm" presentation:class="title" presentation:user-transformed="true">
          <draw:text-box>
            <text:p text:style-name="P10"><text:span text:style-name="T16">Acknowledgments and References</text:span></text:p>
          </draw:text-box>
        </draw:frame>
        <draw:frame presentation:style-name="pr20" draw:text-style-name="P2" draw:layer="layout" svg:width="13.423cm" svg:height="15.241cm" svg:x="0.687cm" svg:y="5.08cm" presentation:class="outline" presentation:user-transformed="true">
          <draw:text-box>
            <text:list text:style-name="L2">
              <text:list-item>
                <text:p text:style-name="P3"><text:span text:style-name="T17">Acknowledgements</text:span></text:p>
              </text:list-item>
            </text:list>
            <text:list text:style-name="L8">
              <text:list-item>
                <text:list>
                  <text:list-item>
                    <text:p text:style-name="P3"><text:span text:style-name="T18">Chris Canal</text:span></text:p>
                  </text:list-item>
                  <text:list-item>
                    <text:p text:style-name="P3"><text:span text:style-name="T18">Robert Lewis</text:span></text:p>
                  </text:list-item>
                  <text:list-item>
                    <text:p text:style-name="P3"><text:span text:style-name="T18">Mike Perrin</text:span><text:span text:style-name="T19"> </text:span></text:p>
                  </text:list-item>
                </text:list>
              </text:list-item>
            </text:list>
            <text:p text:style-name="P11"><text:span text:style-name="T19"/></text:p>
          </draw:text-box>
        </draw:frame>
        <draw:frame presentation:style-name="pr20" draw:text-style-name="P2" draw:layer="layout" svg:width="12.731cm" svg:height="15.241cm" svg:x="14.798cm" svg:y="5.08cm" presentation:class="outline" presentation:user-transformed="true">
          <draw:text-box>
            <text:list text:style-name="L2">
              <text:list-item>
                <text:p text:style-name="P3"><text:span text:style-name="T17">References</text:span></text:p>
              </text:list-item>
            </text:list>
            <text:list text:style-name="L8">
              <text:list-item>
                <text:list>
                  <text:list-item>
                    <text:p text:style-name="P3"><text:span text:style-name="T20">xUnit Test Patterns</text:span><text:span text:style-name="T6"> </text:span><text:span text:style-name="T21">by Gerard Meszaros</text:span><text:span text:style-name="T6"> (Addison-Wesley) ISBN 0131495054 </text:span></text:p>
                  </text:list-item>
                  <text:list-item>
                    <text:p text:style-name="P3"><text:span text:style-name="T20">Test-Driven Development By Example</text:span><text:span text:style-name="T6"> </text:span><text:span text:style-name="T21">by Kent Beck</text:span><text:span text:style-name="T6"> (Addison-Wesley) ISBN 0321146530 </text:span></text:p>
                  </text:list-item>
                </text:list>
              </text:list-item>
            </text:list>
          </draw:text-box>
        </draw:frame>
        <presentation:notes draw:style-name="dp2">
          <draw:custom-shape draw:style-name="gr1" draw:text-style-name="P2" draw:layer="layout" svg:width="12.692cm" svg:height="9.525cm" svg:x="3.179cm" svg:y="1.931cm">
            <text:p/>
            <draw:enhanced-geometry svg:viewBox="0 0 21600 21600" draw:type="mso-spt202" draw:enhanced-path="M 0 0 L 21600 0 21600 21600 0 21600 0 0 Z N"/>
          </draw:custom-shape>
          <draw:frame presentation:style-name="pr9" draw:layer="layout" svg:width="15.231cm" svg:height="11.423cm" svg:x="1.904cm" svg:y="12.064cm" presentation:class="notes" presentation:placeholder="true">
            <draw:text-box/>
          </draw:frame>
        </presentation:notes>
      </draw:page>
      <draw:page draw:name="Contact Details" draw:style-name="dp1" draw:master-page-name="Default" presentation:presentation-page-layout-name="AL2T1">
        <draw:frame presentation:style-name="pr21" draw:text-style-name="P2" draw:layer="layout" svg:width="26.842cm" svg:height="2.541cm" svg:x="0.688cm" svg:y="0.847cm" presentation:class="title" presentation:user-transformed="true">
          <draw:text-box>
            <text:p text:style-name="P10"><text:span text:style-name="T22">Contact Details</text:span></text:p>
          </draw:text-box>
        </draw:frame>
        <draw:frame presentation:style-name="pr20" draw:text-style-name="P2" draw:layer="layout" svg:width="26.842cm" svg:height="15.241cm" svg:x="0.688cm" svg:y="5.08cm" presentation:class="outline" presentation:user-transformed="true">
          <draw:text-box>
            <text:p text:style-name="P12"><text:span text:style-name="T23">craig.nicol@bcs.org</text:span></text:p>
            <text:p text:style-name="P13"><text:span text:style-name="T24">http://craignicol.wordpress.com</text:span></text:p>
            <text:p text:style-name="P12"><text:span text:style-name="T24">http://www.twitter.com/craignicol</text:span></text:p>
            <text:p text:style-name="P12"><text:span text:style-name="T24">http://groups.google.com/group/scotaltnet</text:span></text:p>
            <text:p text:style-name="P12"><text:span text:style-name="T24">http://groups.google.com/group/horn-development</text:span></text:p>
            <text:p text:style-name="P12"><text:span text:style-name="T23"/></text:p>
            <text:p text:style-name="P12"><text:span text:style-name="T25">This work is licensed under the Creative Commons Attribution-Share Alike 2.5 UK: Scotland License. To view a copy of this license, visit http://creativecommons.org/licenses/by-sa/2.5/scotland/ or send a letter to Creative Commons, 171 Second Street, Suite 300, San Francisco, California, 94105, USA.</text:span></text:p>
          </draw:text-box>
        </draw:frame>
        <draw:frame draw:style-name="gr6" draw:text-style-name="P9" draw:layer="layout" svg:width="3.104cm" svg:height="1.094cm" svg:x="24.311cm" svg:y="19.385cm">
          <draw:image xlink:href="Pictures/10000201000000580000001F516347EA.png" xlink:type="simple" xlink:show="embed" xlink:actuate="onLoad">
            <text:p/>
          </draw:image>
        </draw:frame>
        <presentation:notes draw:style-name="dp2">
          <draw:custom-shape draw:style-name="gr1" draw:text-style-name="P2" draw:layer="layout" svg:width="12.692cm" svg:height="9.525cm" svg:x="3.179cm" svg:y="1.931cm">
            <text:p/>
            <draw:enhanced-geometry svg:viewBox="0 0 21600 21600" draw:type="mso-spt202" draw:enhanced-path="M 0 0 L 21600 0 21600 21600 0 21600 0 0 Z N"/>
          </draw:custom-shape>
          <draw:frame presentation:style-name="pr9" draw:layer="layout" svg:width="15.231cm" svg:height="11.423cm" svg:x="1.904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Bitmape_20_1" draw:display-name="Bitmape 1" xlink:href="Pictures/10000000000002D00000021C7B21417A.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MS Gothic'" style:font-family-generic-asian="modern" style:font-pitch-asian="fixed" style:font-size-asian="24pt" style:font-style-asian="normal" style:font-weight-asian="normal" style:font-family-complex="'MS Gothic'" style:font-family-generic-complex="modern" style:font-pitch-complex="fixed"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color="#ffffff" draw:fill-image-name="Bitmape_20_1" style:repeat="stretch"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MS Gothic'" style:font-family-generic-asian="modern" style:font-pitch-asian="fixed" style:font-size-asian="24pt" style:font-style-asian="normal" style:font-weight-asian="normal" style:font-family-complex="'MS Gothic'" style:font-family-generic-complex="modern" style:font-pitch-complex="fixed" style:font-size-complex="24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17cm" fo:margin-bottom="0cm" fo:line-height="100%" fo:text-align="start" fo:text-indent="-0.952cm" style:punctuation-wrap="hanging" style:line-break="strict" style:writing-mode="lr-tb">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fffff" style:text-outline="false" style:text-line-through-style="none" style:text-position="0% 100%" fo:font-family="Tahoma" style:font-family-generic="swiss" style:font-pitch="variable" fo:font-size="36pt" fo:font-style="normal" fo:text-shadow="1pt 1pt" style:text-underline-style="none" fo:font-weight="normal" style:font-family-asian="Arial" style:font-pitch-asian="variable" style:font-size-asian="36pt" style:font-style-asian="normal" style:font-weight-asian="normal" style:font-family-complex="Arial" style:font-pitch-complex="variable" style:font-size-complex="36pt" style:font-style-complex="normal" style:font-weight-complex="normal" style:text-emphasize="none" style:font-relief="none"/>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2.063cm" fo:margin-right="0cm" fo:margin-top="0.273cm" fo:margin-bottom="0cm" fo:line-height="100%" fo:text-align="start" fo:text-indent="-0.793cm" style:punctuation-wrap="hanging" style:line-break="strict" style:writing-mode="lr-tb">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ffffff" style:text-line-through-style="none" style:text-position="0% 100%" fo:font-family="Tahoma" style:font-family-generic="swiss" style:font-pitch="variable" fo:font-size="31pt" fo:font-style="normal" fo:text-shadow="1pt 1pt" style:text-underline-style="none" fo:font-weight="normal" style:font-family-asian="Arial" style:font-pitch-asian="variable" style:font-size-asian="31pt" style:font-style-asian="normal" style:font-weight-asian="normal" style:font-family-complex="Arial" style:font-pitch-complex="variable" style:font-size-complex="31pt" style:font-style-complex="normal" style:font-weight-complex="normal" style:font-relief="none"/>
    </style:style>
    <style:style style:name="Default-outline3" style:family="presentation" style:parent-style-name="Default-outline2">
      <style:paragraph-properties fo:margin-left="3.175cm" fo:margin-right="0cm" fo:margin-top="0.238cm" fo:margin-bottom="0cm" fo:line-height="100%" fo:text-align="start" fo:text-indent="-0.635cm" style:punctuation-wrap="hanging" style:line-break="strict" style:writing-mode="lr-tb">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ffffff" style:text-line-through-style="none" style:text-position="0% 100%" fo:font-family="Tahoma" style:font-family-generic="swiss" style:font-pitch="variable" fo:font-size="27pt" fo:font-style="normal" fo:text-shadow="1pt 1pt" style:text-underline-style="none" fo:font-weight="normal" style:font-family-asian="Arial" style:font-pitch-asian="variable" style:font-size-asian="27pt" style:font-style-asian="normal" style:font-weight-asian="normal" style:font-family-complex="Arial" style:font-pitch-complex="variable" style:font-size-complex="27pt" style:font-style-complex="normal" style:font-weight-complex="normal" style:font-relief="none"/>
    </style:style>
    <style:style style:name="Default-outline4" style:family="presentation" style:parent-style-name="Default-outline3">
      <style:paragraph-properties fo:margin-left="4.445cm" fo:margin-right="0cm" fo:margin-top="0.194cm" fo:margin-bottom="0cm" fo:line-height="100%" fo:text-align="start" fo:text-indent="-0.635cm" style:punctuation-wrap="hanging" style:line-break="strict" style:writing-mode="lr-tb">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ffffff" style:text-line-through-style="none" style:text-position="0% 100%" fo:font-family="Tahoma" style:font-family-generic="swiss" style:font-pitch="variable" fo:font-size="22pt" fo:font-style="normal" fo:text-shadow="1pt 1pt" style:text-underline-style="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font-relief="none"/>
    </style:style>
    <style:style style:name="Default-outline5" style:family="presentation" style:parent-style-name="Default-outline4">
      <style:paragraph-properties fo:margin-left="5.715cm" fo:margin-right="0cm" fo:margin-top="0.194cm" fo:margin-bottom="0cm" fo:line-height="100%" fo:text-align="start" fo:text-indent="-0.635cm" style:punctuation-wrap="hanging" style:line-break="strict" style:writing-mode="lr-tb">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ahoma" style:font-family-generic="swiss" style:font-pitch="variable" fo:font-size="22pt" fo:font-style="normal" fo:text-shadow="1pt 1pt" style:text-underline-style="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font-relief="none"/>
    </style:style>
    <style:style style:name="Default-outline6" style:family="presentation" style:parent-style-name="Default-outline5">
      <style:paragraph-properties fo:margin-left="5.715cm" fo:margin-right="0cm" fo:margin-top="0.194cm" fo:margin-bottom="0cm" fo:line-height="100%" fo:text-align="start" fo:text-indent="-0.635cm" style:punctuation-wrap="hanging" style:line-break="strict" style:writing-mode="lr-tb">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ahoma" style:font-family-generic="swiss" style:font-pitch="variable" fo:font-size="22pt" fo:font-style="normal" fo:text-shadow="1pt 1pt" style:text-underline-style="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font-relief="none"/>
    </style:style>
    <style:style style:name="Default-outline7" style:family="presentation" style:parent-style-name="Default-outline6">
      <style:paragraph-properties fo:margin-left="5.715cm" fo:margin-right="0cm" fo:margin-top="0.194cm" fo:margin-bottom="0cm" fo:line-height="100%" fo:text-align="start" fo:text-indent="-0.635cm" style:punctuation-wrap="hanging" style:line-break="strict" style:writing-mode="lr-tb">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ahoma" style:font-family-generic="swiss" style:font-pitch="variable" fo:font-size="22pt" fo:font-style="normal" fo:text-shadow="1pt 1pt" style:text-underline-style="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font-relief="none"/>
    </style:style>
    <style:style style:name="Default-outline8" style:family="presentation" style:parent-style-name="Default-outline7">
      <style:paragraph-properties fo:margin-left="5.715cm" fo:margin-right="0cm" fo:margin-top="0.194cm" fo:margin-bottom="0cm" fo:line-height="100%" fo:text-align="start" fo:text-indent="-0.635cm" style:punctuation-wrap="hanging" style:line-break="strict" style:writing-mode="lr-tb">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ahoma" style:font-family-generic="swiss" style:font-pitch="variable" fo:font-size="22pt" fo:font-style="normal" fo:text-shadow="1pt 1pt" style:text-underline-style="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font-relief="none"/>
    </style:style>
    <style:style style:name="Default-outline9" style:family="presentation" style:parent-style-name="Default-outline8">
      <style:paragraph-properties fo:margin-left="5.715cm" fo:margin-right="0cm" fo:margin-top="0.194cm" fo:margin-bottom="0cm" fo:line-height="100%" fo:text-align="start" fo:text-indent="-0.635cm" style:punctuation-wrap="hanging" style:line-break="strict" style:writing-mode="lr-tb">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ahoma" style:font-family-generic="swiss" style:font-pitch="variable" fo:font-size="22pt" fo:font-style="normal" fo:text-shadow="1pt 1pt" style:text-underline-style="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317cm" fo:margin-bottom="0cm" fo:line-height="100%" fo:text-align="center" fo:text-indent="0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Tahoma" style:font-family-generic="swiss" style:font-pitch="variable" fo:font-size="36pt" fo:font-style="normal" fo:text-shadow="1pt 1pt" style:text-underline-style="none" fo:font-weight="normal" style:font-family-asian="Arial" style:font-pitch-asian="variable" style:font-size-asian="36pt" style:font-style-asian="normal" style:font-weight-asian="normal" style:font-family-complex="Arial" style:font-pitch-complex="variable" style:font-size-complex="36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cc" style:text-outline="false" style:text-line-through-style="none" style:text-position="0% 100%" fo:font-family="Tahoma" style:font-family-generic="swiss" style:font-pitch="variable" fo:font-size="49pt" fo:font-style="normal" fo:text-shadow="1pt 1pt" style:text-underline-style="none" fo:font-weight="normal" style:font-family-asian="Arial" style:font-pitch-asian="variable" style:font-size-asian="49pt" style:font-style-asian="normal" style:font-weight-asian="normal" style:font-family-complex="Arial" style:font-pitch-complex="variable" style:font-size-complex="49pt" style:font-style-complex="normal" style:font-weight-complex="normal" style:text-emphasize="none" style:font-relief="none"/>
    </style:style>
    <style:style style:name="Title1-background" style:family="presentation">
      <style:graphic-properties draw:stroke="none" draw:fill="bitmap" draw:fill-color="#ffffff" draw:fill-image-name="Bitmape_20_1" style:repeat="stretch"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17cm" fo:margin-bottom="0cm" fo:line-height="100%" fo:text-align="start" fo:text-indent="-0.952cm" style:punctuation-wrap="hanging" style:line-break="strict" style:writing-mode="lr-tb">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fffff" style:text-outline="false" style:text-line-through-style="none" style:text-position="0% 100%" fo:font-family="Tahoma" style:font-family-generic="swiss" style:font-pitch="variable" fo:font-size="36pt" fo:font-style="normal" fo:text-shadow="1pt 1pt" style:text-underline-style="none" fo:font-weight="normal" style:letter-kerning="true" style:font-family-asian="Arial" style:font-pitch-asian="variable" style:font-size-asian="36pt" style:font-style-asian="normal" style:font-weight-asian="normal" style:font-family-complex="Arial" style:font-pitch-complex="variable" style:font-size-complex="36pt" style:font-style-complex="normal" style:font-weight-complex="normal" style:text-emphasize="none" style:font-relief="none"/>
    </style:style>
    <style:style style:name="Title1-outline2" style:family="presentation" style:parent-style-name="Title1-outline1">
      <style:graphic-properties>
        <text:list-style style:name="Title1-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2.063cm" fo:margin-right="0cm" fo:margin-top="0.273cm" fo:margin-bottom="0cm" fo:line-height="100%" fo:text-align="start" fo:text-indent="-0.793cm" style:punctuation-wrap="hanging" style:line-break="strict" style:writing-mode="lr-tb">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ffffff" style:text-line-through-style="none" style:text-position="0% 100%" fo:font-family="Tahoma" style:font-family-generic="swiss" style:font-pitch="variable" fo:font-size="31pt" fo:font-style="normal" fo:text-shadow="1pt 1pt" style:text-underline-style="none" fo:font-weight="normal" style:font-family-asian="Arial" style:font-pitch-asian="variable" style:font-size-asian="31pt" style:font-style-asian="normal" style:font-weight-asian="normal" style:font-family-complex="Arial" style:font-pitch-complex="variable" style:font-size-complex="31pt" style:font-style-complex="normal" style:font-weight-complex="normal" style:font-relief="none"/>
    </style:style>
    <style:style style:name="Title1-outline3" style:family="presentation" style:parent-style-name="Title1-outline2">
      <style:paragraph-properties fo:margin-left="3.175cm" fo:margin-right="0cm" fo:margin-top="0.238cm" fo:margin-bottom="0cm" fo:line-height="100%" fo:text-align="start" fo:text-indent="-0.635cm" style:punctuation-wrap="hanging" style:line-break="strict" style:writing-mode="lr-tb">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ffffff" style:text-line-through-style="none" style:text-position="0% 100%" fo:font-family="Tahoma" style:font-family-generic="swiss" style:font-pitch="variable" fo:font-size="27pt" fo:font-style="normal" fo:text-shadow="1pt 1pt" style:text-underline-style="none" fo:font-weight="normal" style:font-family-asian="Arial" style:font-pitch-asian="variable" style:font-size-asian="27pt" style:font-style-asian="normal" style:font-weight-asian="normal" style:font-family-complex="Arial" style:font-pitch-complex="variable" style:font-size-complex="27pt" style:font-style-complex="normal" style:font-weight-complex="normal" style:font-relief="none"/>
    </style:style>
    <style:style style:name="Title1-outline4" style:family="presentation" style:parent-style-name="Title1-outline3">
      <style:paragraph-properties fo:margin-left="4.445cm" fo:margin-right="0cm" fo:margin-top="0.194cm" fo:margin-bottom="0cm" fo:line-height="100%" fo:text-align="start" fo:text-indent="-0.635cm" style:punctuation-wrap="hanging" style:line-break="strict" style:writing-mode="lr-tb">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ffffff" style:text-line-through-style="none" style:text-position="0% 100%" fo:font-family="Tahoma" style:font-family-generic="swiss" style:font-pitch="variable" fo:font-size="22pt" fo:font-style="normal" fo:text-shadow="1pt 1pt" style:text-underline-style="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font-relief="none"/>
    </style:style>
    <style:style style:name="Title1-outline5" style:family="presentation" style:parent-style-name="Title1-outline4">
      <style:paragraph-properties fo:margin-left="5.715cm" fo:margin-right="0cm" fo:margin-top="0.194cm" fo:margin-bottom="0cm" fo:line-height="100%" fo:text-align="start" fo:text-indent="-0.635cm" style:punctuation-wrap="hanging" style:line-break="strict" style:writing-mode="lr-tb">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ahoma" style:font-family-generic="swiss" style:font-pitch="variable" fo:font-size="22pt" fo:font-style="normal" fo:text-shadow="1pt 1pt" style:text-underline-style="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font-relief="none"/>
    </style:style>
    <style:style style:name="Title1-outline6" style:family="presentation" style:parent-style-name="Title1-outline5">
      <style:paragraph-properties fo:margin-left="5.715cm" fo:margin-right="0cm" fo:margin-top="0.194cm" fo:margin-bottom="0cm" fo:line-height="100%" fo:text-align="start" fo:text-indent="-0.635cm" style:punctuation-wrap="hanging" style:line-break="strict" style:writing-mode="lr-tb">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ahoma" style:font-family-generic="swiss" style:font-pitch="variable" fo:font-size="22pt" fo:font-style="normal" fo:text-shadow="1pt 1pt" style:text-underline-style="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font-relief="none"/>
    </style:style>
    <style:style style:name="Title1-outline7" style:family="presentation" style:parent-style-name="Title1-outline6">
      <style:paragraph-properties fo:margin-left="5.715cm" fo:margin-right="0cm" fo:margin-top="0.194cm" fo:margin-bottom="0cm" fo:line-height="100%" fo:text-align="start" fo:text-indent="-0.635cm" style:punctuation-wrap="hanging" style:line-break="strict" style:writing-mode="lr-tb">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ahoma" style:font-family-generic="swiss" style:font-pitch="variable" fo:font-size="22pt" fo:font-style="normal" fo:text-shadow="1pt 1pt" style:text-underline-style="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font-relief="none"/>
    </style:style>
    <style:style style:name="Title1-outline8" style:family="presentation" style:parent-style-name="Title1-outline7">
      <style:paragraph-properties fo:margin-left="5.715cm" fo:margin-right="0cm" fo:margin-top="0.194cm" fo:margin-bottom="0cm" fo:line-height="100%" fo:text-align="start" fo:text-indent="-0.635cm" style:punctuation-wrap="hanging" style:line-break="strict" style:writing-mode="lr-tb">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ahoma" style:font-family-generic="swiss" style:font-pitch="variable" fo:font-size="22pt" fo:font-style="normal" fo:text-shadow="1pt 1pt" style:text-underline-style="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font-relief="none"/>
    </style:style>
    <style:style style:name="Title1-outline9" style:family="presentation" style:parent-style-name="Title1-outline8">
      <style:paragraph-properties fo:margin-left="5.715cm" fo:margin-right="0cm" fo:margin-top="0.194cm" fo:margin-bottom="0cm" fo:line-height="100%" fo:text-align="start" fo:text-indent="-0.635cm" style:punctuation-wrap="hanging" style:line-break="strict" style:writing-mode="lr-tb">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ahoma" style:font-family-generic="swiss" style:font-pitch="variable" fo:font-size="22pt" fo:font-style="normal" fo:text-shadow="1pt 1pt" style:text-underline-style="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317cm" fo:margin-bottom="0cm" fo:line-height="100%" fo:text-align="center" fo:text-indent="0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Tahoma" style:font-family-generic="swiss" style:font-pitch="variable" fo:font-size="36pt" fo:font-style="normal" fo:text-shadow="1pt 1pt" style:text-underline-style="none" fo:font-weight="normal" style:letter-kerning="true" style:font-family-asian="Arial" style:font-pitch-asian="variable" style:font-size-asian="36pt" style:font-style-asian="normal" style:font-weight-asian="normal" style:font-family-complex="Arial" style:font-pitch-complex="variable" style:font-size-complex="36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cc" style:text-outline="false" style:text-line-through-style="none" style:text-position="0% 100%" fo:font-family="Tahoma" style:font-family-generic="swiss" style:font-pitch="variable" fo:font-size="49pt" fo:font-style="normal" fo:text-shadow="1pt 1pt" style:text-underline-style="none" fo:font-weight="normal" style:letter-kerning="true" style:font-family-asian="Arial" style:font-pitch-asian="variable" style:font-size-asian="49pt" style:font-style-asian="normal" style:font-weight-asian="normal" style:font-family-complex="Arial" style:font-pitch-complex="variable" style:font-size-complex="49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8.22cm" fo:page-height="21.17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4" style:family="graphic">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Default-backgroundobjects">
      <style:graphic-properties draw:stroke="none" draw:fill="none" draw:fill-color="#ffffff" draw:textarea-horizontal-align="justify" draw:textarea-vertical-align="bottom" draw:auto-grow-height="false" draw:auto-grow-width="false" fo:min-height="1.466cm" fo:min-width="0cm" fo:padding-top="0.141cm" fo:padding-bottom="0.141cm" fo:padding-left="0.282cm" fo:padding-right="0.282cm" fo:wrap-option="wrap" draw:shadow="hidden" draw:shadow-color="#808080"/>
    </style:style>
    <style:style style:name="Mpr2" style:family="presentation" style:parent-style-name="Title1-backgroundobjects">
      <style:graphic-properties draw:stroke="none" draw:fill="none" draw:fill-color="#ffffff" draw:textarea-horizontal-align="justify" draw:textarea-vertical-align="bottom" draw:auto-grow-height="false" draw:auto-grow-width="false" fo:min-height="1.466cm" fo:min-width="0cm" fo:padding-top="0.141cm" fo:padding-bottom="0.141cm" fo:padding-left="0.282cm" fo:padding-right="0.282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line-height="100%" fo:text-indent="0cm"/>
    </style:style>
    <style:style style:name="MP4" style:family="paragraph">
      <style:paragraph-properties fo:margin-left="0cm" fo:margin-right="0cm" fo:line-height="100%" fo:text-indent="0cm" style:writing-mode="lr-tb"/>
    </style:style>
    <style:style style:name="MP5" style:family="paragraph">
      <style:paragraph-properties fo:margin-left="0cm" fo:margin-right="0cm" fo:line-height="100%" fo:text-align="center" fo:text-indent="0cm"/>
    </style:style>
    <style:style style:name="MP6" style:family="paragraph">
      <style:paragraph-properties fo:margin-left="0cm" fo:margin-right="0cm" fo:line-height="100%" fo:text-align="center" fo:text-indent="0cm" style:writing-mode="lr-tb"/>
    </style:style>
    <style:style style:name="MP7" style:family="paragraph">
      <style:paragraph-properties fo:margin-left="0cm" fo:margin-right="0cm" fo:line-height="100%" fo:text-align="end" fo:text-indent="0cm"/>
    </style:style>
    <style:style style:name="MP8" style:family="paragraph">
      <style:paragraph-properties fo:margin-left="0cm" fo:margin-right="0cm" fo:line-height="100%" fo:text-align="end" fo:text-indent="0cm" style:writing-mode="lr-tb"/>
    </style:style>
    <style:style style:name="MP9" style:family="paragraph">
      <style:paragraph-properties fo:text-align="center"/>
    </style:style>
    <style:style style:name="MP10" style:family="paragraph">
      <style:paragraph-properties style:writing-mode="lr-tb"/>
    </style:style>
    <style:style style:name="MT1" style:family="text">
      <style:text-properties fo:color="#ffffff" fo:font-family="Arial" style:font-pitch="variable" fo:font-size="16pt" fo:language="en" fo:country="US" fo:text-shadow="1pt 1pt" style:font-size-asian="16pt" style:font-size-complex="16pt"/>
    </style:style>
    <style:style style:name="MT2" style:family="text">
      <style:text-properties fo:color="#ffffff" fo:font-family="Arial" style:font-pitch="variable" fo:font-size="16pt" fo:language="en" fo:country="US" fo:text-shadow="1pt 1pt" style:font-family-asian="'Lucida Sans Unicode'" style:font-pitch-asian="variable" style:font-size-asian="16pt" style:font-family-complex="'Lucida Sans Unicode'" style:font-pitch-complex="variable" style:font-size-complex="16pt"/>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9cm" svg:x="1cm" svg:y="2.403cm" draw:page-number="1"/>
      <draw:page-thumbnail draw:layer="backgroundobjects" svg:width="8.024cm" svg:height="6.019cm" svg:x="1cm" svg:y="9.689cm" draw:page-number="2"/>
      <draw:page-thumbnail draw:layer="backgroundobjects" svg:width="8.024cm" svg:height="6.019cm" svg:x="1cm" svg:y="16.975cm" draw:page-number="3"/>
      <draw:page-thumbnail draw:layer="backgroundobjects" svg:width="8.024cm" svg:height="6.019cm" svg:x="10.025cm" svg:y="2.403cm" draw:page-number="4"/>
      <draw:page-thumbnail draw:layer="backgroundobjects" svg:width="8.024cm" svg:height="6.019cm" svg:x="10.025cm" svg:y="9.689cm" draw:page-number="5"/>
      <draw:page-thumbnail draw:layer="backgroundobjects" svg:width="8.024cm" svg:height="6.019cm" svg:x="10.025cm" svg:y="16.975cm" draw:page-number="6"/>
      <draw:frame draw:style-name="Mgr1" draw:text-style-name="MP1" draw:layer="backgroundobjects" svg:width="8.266cm" svg:height="1.269cm" svg:x="0cm" svg:y="0cm" presentation:class="header">
        <draw:text-box>
          <text:p text:style-name="MP1"><presentation:header/></text:p>
        </draw:text-box>
      </draw:frame>
      <draw:frame draw:style-name="Mgr1" draw:text-style-name="MP2" draw:layer="backgroundobjects" svg:width="8.266cm" svg:height="1.269cm" svg:x="10.783cm" svg:y="0cm" presentation:class="date-time">
        <draw:text-box>
          <text:p text:style-name="MP2"><presentation:date-time/></text:p>
        </draw:text-box>
      </draw:frame>
      <draw:frame draw:style-name="Mgr2" draw:text-style-name="MP1" draw:layer="backgroundobjects" svg:width="8.266cm" svg:height="1.269cm" svg:x="0cm" svg:y="24.13cm" presentation:class="footer">
        <draw:text-box>
          <text:p text:style-name="MP1"><presentation:footer/></text:p>
        </draw:text-box>
      </draw:frame>
      <draw:frame draw:style-name="Mgr2" draw:text-style-name="MP2" draw:layer="backgroundobjects" svg:width="8.266cm" svg:height="1.269cm" svg:x="10.783cm" svg:y="24.1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391cm" svg:height="4.23cm" svg:x="1.41cm" svg:y="1.176cm" presentation:class="title" presentation:placeholder="true">
        <draw:text-box/>
      </draw:frame>
      <draw:frame presentation:style-name="Default-outline1" draw:layer="backgroundobjects" svg:width="25.391cm" svg:height="12.701cm" svg:x="1.41cm" svg:y="6.116cm" presentation:class="outline" presentation:placeholder="true">
        <draw:text-box/>
      </draw:frame>
      <draw:frame presentation:style-name="Mpr1" draw:text-style-name="MP4" draw:layer="backgroundobjects" svg:width="6.579cm" svg:height="1.465cm" svg:x="1.41cm" svg:y="19.274cm" presentation:class="date-time">
        <draw:text-box>
          <text:p text:style-name="MP3"><text:span text:style-name="MT1"><presentation:date-time/></text:span></text:p>
        </draw:text-box>
      </draw:frame>
      <draw:frame presentation:style-name="Mpr1" draw:text-style-name="MP6" draw:layer="backgroundobjects" svg:width="8.934cm" svg:height="1.465cm" svg:x="9.64cm" svg:y="19.274cm" presentation:class="footer">
        <draw:text-box>
          <text:p text:style-name="MP5"><text:span text:style-name="MT1"><presentation:footer/></text:span></text:p>
        </draw:text-box>
      </draw:frame>
      <draw:frame presentation:style-name="Mpr1" draw:text-style-name="MP8" draw:layer="backgroundobjects" svg:width="6.579cm" svg:height="1.465cm" svg:x="20.222cm" svg:y="19.274cm" presentation:class="page-number">
        <draw:text-box>
          <text:p text:style-name="MP7"><text:span text:style-name="MT1"><text:page-number>&lt;number&gt;</text:page-number></text:span></text:p>
        </draw:text-box>
      </draw:frame>
      <presentation:notes style:page-layout-name="PM0">
        <office:forms form:automatic-focus="false" form:apply-design-mode="false"/>
        <draw:rect draw:style-name="Mgr3" draw:text-style-name="MP9" draw:layer="backgroundobjects" svg:width="19.05cm" svg:height="25.4cm" svg:x="0cm" svg:y="0cm">
          <text:p/>
        </draw:rect>
        <draw:custom-shape draw:style-name="Mgr4"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0.001cm" svg:height="47.703cm" svg:x="-0.001cm" svg:y="-21.922cm" presentation:class="page"/>
        <draw:frame presentation:style-name="Default-notes" draw:layer="backgroundobjects" svg:width="15.231cm" svg:height="11.422cm" svg:x="1.904cm" svg:y="12.064cm" presentation:class="notes" presentation:placeholder="true">
          <draw:text-box/>
        </draw:frame>
      </presentation:notes>
    </style:master-page>
    <style:master-page style:name="Title1" style:page-layout-name="PM1" draw:style-name="Mdp1">
      <draw:frame presentation:style-name="Title1-title" draw:layer="backgroundobjects" svg:width="23.98cm" svg:height="5.641cm" svg:x="2.117cm" svg:y="5.177cm" presentation:class="title" presentation:placeholder="true">
        <draw:text-box/>
      </draw:frame>
      <draw:frame presentation:style-name="Mpr2" draw:text-style-name="MP4" draw:layer="backgroundobjects" svg:width="6.579cm" svg:height="1.465cm" svg:x="1.41cm" svg:y="19.274cm" presentation:class="date-time">
        <draw:text-box>
          <text:p text:style-name="MP3"><text:span text:style-name="MT2"><presentation:date-time/></text:span></text:p>
        </draw:text-box>
      </draw:frame>
      <draw:frame presentation:style-name="Mpr2" draw:text-style-name="MP6" draw:layer="backgroundobjects" svg:width="8.934cm" svg:height="1.465cm" svg:x="9.64cm" svg:y="19.274cm" presentation:class="footer">
        <draw:text-box>
          <text:p text:style-name="MP5"><text:span text:style-name="MT2"><presentation:footer/></text:span></text:p>
        </draw:text-box>
      </draw:frame>
      <draw:frame presentation:style-name="Mpr2" draw:text-style-name="MP8" draw:layer="backgroundobjects" svg:width="6.579cm" svg:height="1.465cm" svg:x="20.222cm" svg:y="19.274cm" presentation:class="page-number">
        <draw:text-box>
          <text:p text:style-name="MP7"><text:span text:style-name="MT2"><text:page-number>&lt;number&gt;</text:page-number></text:span></text:p>
        </draw:text-box>
      </draw:frame>
      <draw:frame presentation:style-name="Title1-outline1" draw:layer="backgroundobjects" svg:width="25.391cm" svg:height="13.967cm" svg:x="1.41cm" svg:y="4.952cm" presentation:class="outline" presentation:placeholder="true">
        <draw:text-box/>
      </draw:frame>
      <presentation:notes style:page-layout-name="PM0">
        <office:forms form:automatic-focus="false" form:apply-design-mode="false"/>
        <draw:rect draw:style-name="Mgr3" draw:text-style-name="MP9" draw:layer="backgroundobjects" svg:width="19.05cm" svg:height="25.4cm" svg:x="0cm" svg:y="0cm">
          <text:p/>
        </draw:rect>
        <draw:custom-shape draw:style-name="Mgr4"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0.001cm" svg:height="47.703cm" svg:x="-0.001cm" svg:y="-21.922cm" presentation:class="page"/>
        <draw:frame presentation:style-name="Title1-notes" draw:layer="backgroundobjects" svg:width="15.231cm" svg:height="11.422cm" svg:x="1.904cm" svg:y="12.064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PowerPoint Presentation</dc:title>
    <meta:initial-creator>Google</meta:initial-creator>
    <meta:creation-date>2004-05-06T10:28:21</meta:creation-date>
    <dc:creator>Craig Nicol</dc:creator>
    <dc:date>2009-05-04T12:27:59.22</dc:date>
    <meta:print-date>2009-04-22T16:06:46</meta:print-date>
    <meta:editing-cycles>15</meta:editing-cycles>
    <meta:editing-duration>PT16H43M10S</meta:editing-duration>
    <meta:document-statistic meta:object-count="119"/>
    <meta:generator>OpenOffice.org/3.0$Win32 OpenOffice.org_project/300m9$Build-9358</meta:generator>
    <meta:user-defined meta:name="Info 1"/>
    <meta:user-defined meta:name="Info 2"/>
    <meta:user-defined meta:name="Info 3"/>
    <meta:user-defined meta:name="Info 4"/>
  </office:meta>
</office:document-meta>
</file>